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0.961cm"/>
    </style:style>
    <style:style style:name="co13" style:family="table-column">
      <style:table-column-properties fo:break-before="auto" style:column-width="3.311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1.685cm"/>
    </style:style>
    <style:style style:name="co16" style:family="table-column">
      <style:table-column-properties fo:break-before="auto" style:column-width="10.903cm"/>
    </style:style>
    <style:style style:name="co17" style:family="table-column">
      <style:table-column-properties fo:break-before="auto" style:column-width="10.522cm"/>
    </style:style>
    <style:style style:name="co18" style:family="table-column">
      <style:table-column-properties fo:break-before="auto" style:column-width="9.3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99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002cm solid #111111"/>
      <style:paragraph-properties fo:text-align="start"/>
      <style:text-properties fo:font-size="10pt" style:font-size-asian="10pt" style:font-size-complex="10pt"/>
    </style:style>
    <style:style style:name="ce5" style:family="table-cell" style:parent-style-name="Default" style:data-style-name="N1">
      <style:table-cell-properties style:text-align-source="fix" style:repeat-content="false" fo:wrap-option="no-wrap" fo:border="0.002cm solid #111111"/>
      <style:paragraph-properties fo:text-align="start" fo:margin-left="0cm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="0.002cm solid #111111"/>
      <style:text-properties fo:font-size="10pt" style:font-size-asian="10pt" style:font-size-complex="10pt"/>
    </style:style>
    <style:style style:name="ce8" style:family="table-cell" style:parent-style-name="Default">
      <style:table-cell-properties fo:border="0.002cm solid #111111"/>
    </style:style>
    <style:style style:name="ce9" style:family="table-cell" style:parent-style-name="Default" style:data-style-name="N108">
      <style:table-cell-properties fo:background-color="#9999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8">
      <style:table-cell-properties fo:border="0.002cm solid #111111"/>
      <style:text-properties fo:font-size="10pt" style:font-size-asian="10pt" style:font-size-complex="10pt"/>
    </style:style>
    <style:style style:name="ce11" style:family="table-cell" style:parent-style-name="Default" style:data-style-name="N108">
      <style:table-cell-properties fo:border="0.002cm solid #111111"/>
      <style:text-properties fo:font-size="10pt" style:text-underline-style="none" style:font-size-asian="10pt" style:font-size-complex="10pt"/>
    </style:style>
    <style:style style:name="ce12" style:family="table-cell" style:parent-style-name="Default" style:data-style-name="N8108">
      <style:table-cell-properties fo:border="0.002cm solid #111111"/>
    </style:style>
    <style:style style:name="ce13" style:family="table-cell" style:parent-style-name="Default" style:data-style-name="N108">
      <style:table-cell-properties fo:background-color="#ffffff" fo:border="0.088cm solid #000000"/>
      <style:text-properties fo:font-size="10pt" style:font-size-asian="10pt" style:font-size-complex="10pt"/>
    </style:style>
    <style:style style:name="ce14" style:family="table-cell" style:parent-style-name="Default" style:data-style-name="N108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Lindleya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628-00-41</text:p>
          </table:table-cell>
          <table:table-cell office:value-type="string">
            <text:p>fax. (022) 621-69-44</text:p>
          </table:table-cell>
        </table:table-row>
        <table:table-row table:style-name="ro1">
          <table:table-cell office:value-type="string">
            <text:p>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Nowogrodzka 84/86</text:p>
          </table:table-cell>
          <table:table-cell office:value-type="string">
            <text:p><text:s/>woj. mazowieckie</text:p>
          </table:table-cell>
          <table:table-cell office:value-type="string">
            <text:p><text:s/>tel. (022) 622-59-72</text:p>
          </table:table-cell>
          <table:table-cell office:value-type="string">
            <text:p>fax. (022) 622-59-69</text:p>
          </table:table-cell>
        </table:table-row>
        <table:table-row table:style-name="ro1">
          <table:table-cell office:value-type="string">
            <text:p>I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Lindleya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821-71-25</text:p>
          </table:table-cell>
          <table:table-cell office:value-type="string">
            <text:p>fax. (022) 625-50-06</text:p>
          </table:table-cell>
        </table:table-row>
        <table:table-row table:style-name="ro1">
          <table:table-cell office:value-type="string">
            <text:p>II Urząd Skarbowy Warszawa-Śródmieście</text:p>
          </table:table-cell>
          <table:table-cell office:value-type="string">
            <text:p><text:s/>00-052 Warszawa</text:p>
          </table:table-cell>
          <table:table-cell office:value-type="string">
            <text:p><text:s/>ul. Mazowiecka 9</text:p>
          </table:table-cell>
          <table:table-cell office:value-type="string">
            <text:p><text:s/>woj. mazowieckie</text:p>
          </table:table-cell>
          <table:table-cell office:value-type="string">
            <text:p><text:s/>tel. (022) 827-51-16</text:p>
          </table:table-cell>
          <table:table-cell office:value-type="string">
            <text:p>fax. (022) 826-62-07</text:p>
          </table:table-cell>
        </table:table-row>
        <table:table-row table:style-name="ro1">
          <table:table-cell office:value-type="string">
            <text:p>Izba Skarbowa</text:p>
          </table:table-cell>
          <table:table-cell office:value-type="string">
            <text:p><text:s/>00-916 Warszawa</text:p>
          </table:table-cell>
          <table:table-cell office:value-type="string">
            <text:p><text:s/>ul. Świętokrzyska 12</text:p>
          </table:table-cell>
          <table:table-cell office:value-type="string">
            <text:p><text:s/>woj. mazowieckie</text:p>
          </table:table-cell>
          <table:table-cell office:value-type="string">
            <text:p><text:s/>tel. (022) 694-32-42</text:p>
          </table:table-cell>
          <table:table-cell office:value-type="string">
            <text:p>fax. (022) 827-36-76</text:p>
          </table:table-cell>
        </table:table-row>
        <table:table-row table:style-name="ro1">
          <table:table-cell office:value-type="string">
            <text:p>Urząd Kontroli Skarbowej</text:p>
          </table:table-cell>
          <table:table-cell office:value-type="string">
            <text:p><text:s/>00-916 Warszawa</text:p>
          </table:table-cell>
          <table:table-cell office:value-type="string">
            <text:p><text:s/>ul. Świętokrzyska 12</text:p>
          </table:table-cell>
          <table:table-cell office:value-type="string">
            <text:p><text:s/>woj. mazowieckie</text:p>
          </table:table-cell>
          <table:table-cell office:value-type="string">
            <text:p><text:s/>tel. (022) 827-25-32</text:p>
          </table:table-cell>
          <table:table-cell office:value-type="string">
            <text:p>fax. (022) 827-51-31</text:p>
          </table:table-cell>
        </table:table-row>
        <table:table-row table:style-name="ro1">
          <table:table-cell office:value-type="string">
            <text:p>Urząd Skarbowy Warszawa-Bemowo</text:p>
          </table:table-cell>
          <table:table-cell office:value-type="string">
            <text:p><text:s/>02-325 Warszawa</text:p>
          </table:table-cell>
          <table:table-cell office:value-type="string">
            <text:p><text:s/>ul. Białobrzeska 53a</text:p>
          </table:table-cell>
          <table:table-cell office:value-type="string">
            <text:p><text:s/>woj. mazowieckie</text:p>
          </table:table-cell>
          <table:table-cell office:value-type="string">
            <text:p><text:s/>tel. (022) 658-47-47</text:p>
          </table:table-cell>
          <table:table-cell office:value-type="string">
            <text:p>fax. (022) 658-31-59</text:p>
          </table:table-cell>
        </table:table-row>
        <table:table-row table:style-name="ro1">
          <table:table-cell office:value-type="string">
            <text:p>Urząd Skarbowy Warszawa-Bielany</text:p>
          </table:table-cell>
          <table:table-cell office:value-type="string">
            <text:p><text:s/>01-844 Warszawa</text:p>
          </table:table-cell>
          <table:table-cell office:value-type="string">
            <text:p><text:s/>ul. Skalbmierska 5</text:p>
          </table:table-cell>
          <table:table-cell office:value-type="string">
            <text:p><text:s/>woj. mazowieckie</text:p>
          </table:table-cell>
          <table:table-cell office:value-type="string">
            <text:p><text:s/>tel. (022) 834-72-41</text:p>
          </table:table-cell>
          <table:table-cell office:value-type="string">
            <text:p>fax. (022) 834-47-53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0-793 Warszawa</text:p>
          </table:table-cell>
          <table:table-cell office:value-type="string">
            <text:p><text:s/>ul. Kujawska 1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61-51</text:p>
          </table:table-cell>
          <table:table-cell office:value-type="string">
            <text:p>fax. (022) 849-00-66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2-545 Warszawa</text:p>
          </table:table-cell>
          <table:table-cell office:value-type="string">
            <text:p><text:s/>ul. Wiśniowa 37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57-07</text:p>
          </table:table-cell>
          <table:table-cell office:value-type="string">
            <text:p>fax. (022) 848-57-07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2-677 Warszawa</text:p>
          </table:table-cell>
          <table:table-cell office:value-type="string">
            <text:p><text:s/>ul. Wynalazek 3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61-51</text:p>
          </table:table-cell>
          <table:table-cell office:value-type="string">
            <text:p>fax. (022) 647-03-58</text:p>
          </table:table-cell>
        </table:table-row>
        <table:table-row table:style-name="ro1">
          <table:table-cell office:value-type="string">
            <text:p>Urząd Skarbowy Warszawa-Praga</text:p>
          </table:table-cell>
          <table:table-cell office:value-type="string">
            <text:p><text:s/>04-379 Warszawa</text:p>
          </table:table-cell>
          <table:table-cell office:value-type="string">
            <text:p><text:s/>ul. Mycielskiego 21</text:p>
          </table:table-cell>
          <table:table-cell office:value-type="string">
            <text:p><text:s/>woj. mazowieckie</text:p>
          </table:table-cell>
          <table:table-cell office:value-type="string">
            <text:p><text:s/>tel. (022) 810-10-21</text:p>
          </table:table-cell>
          <table:table-cell office:value-type="string">
            <text:p>fax. (022) 870-03-40</text:p>
          </table:table-cell>
        </table:table-row>
        <table:table-row table:style-name="ro1">
          <table:table-cell office:value-type="string">
            <text:p>Urząd Skarbowy Warszawa-Targówek</text:p>
          </table:table-cell>
          <table:table-cell office:value-type="string">
            <text:p><text:s/>03-482 Warszawa</text:p>
          </table:table-cell>
          <table:table-cell office:value-type="string">
            <text:p><text:s/>ul. Dąbrowszczaków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618-23-01</text:p>
          </table:table-cell>
          <table:table-cell office:value-type="string">
            <text:p>fax. (022) 619-30-18</text:p>
          </table:table-cell>
        </table:table-row>
        <table:table-row table:style-name="ro1">
          <table:table-cell office:value-type="string">
            <text:p>Urząd Skarbowy Warszawa-Ursynów</text:p>
          </table:table-cell>
          <table:table-cell office:value-type="string">
            <text:p><text:s/>02-677 Warszawa</text:p>
          </table:table-cell>
          <table:table-cell office:value-type="string">
            <text:p><text:s/>ul. Wynalazek 3</text:p>
          </table:table-cell>
          <table:table-cell office:value-type="string">
            <text:p><text:s/>woj. mazowieckie</text:p>
          </table:table-cell>
          <table:table-cell office:value-type="string">
            <text:p><text:s/>tel. (022) 548-68-00</text:p>
          </table:table-cell>
          <table:table-cell office:value-type="string">
            <text:p>fax. (022) 843-26-74</text:p>
          </table:table-cell>
        </table:table-row>
        <table:table-row table:style-name="ro1">
          <table:table-cell office:value-type="string">
            <text:p>Urząd Skarbowy Warszawa-Wawer</text:p>
          </table:table-cell>
          <table:table-cell office:value-type="string">
            <text:p><text:s/>04-379 Warszawa</text:p>
          </table:table-cell>
          <table:table-cell office:value-type="string">
            <text:p><text:s/>ul. Mycielskiego 20</text:p>
          </table:table-cell>
          <table:table-cell office:value-type="string">
            <text:p><text:s/>woj. mazowieckie</text:p>
          </table:table-cell>
          <table:table-cell office:value-type="string">
            <text:p><text:s/>tel. (022) 810-10-21</text:p>
          </table:table-cell>
          <table:table-cell office:value-type="string">
            <text:p>fax. (022) 870-57-19</text:p>
          </table:table-cell>
        </table:table-row>
        <table:table-row table:style-name="ro1">
          <table:table-cell office:value-type="string">
            <text:p>Urząd Skarbowy Warszawa-Wola</text:p>
          </table:table-cell>
          <table:table-cell office:value-type="string">
            <text:p><text:s/>01-381 Warszawa</text:p>
          </table:table-cell>
          <table:table-cell office:value-type="string">
            <text:p><text:s/>ul. Powstańców Śląskich 2d</text:p>
          </table:table-cell>
          <table:table-cell office:value-type="string">
            <text:p><text:s/>woj. mazowieckie</text:p>
          </table:table-cell>
          <table:table-cell office:value-type="string">
            <text:p><text:s/>tel. (022) 533-66-00</text:p>
          </table:table-cell>
          <table:table-cell office:value-type="string">
            <text:p>fax. (022) 533-66-15</text:p>
          </table:table-cell>
        </table:table-row>
      </table:table>
      <table:table table:name="Dane02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Nazwa waluty </text:p>
          </table:table-cell>
          <table:table-cell table:style-name="ce1" office:value-type="string">
            <text:p>Kod waluty </text:p>
          </table:table-cell>
          <table:table-cell office:value-type="string">
            <text:p>Kurs średni</text:p>
          </table:table-cell>
          <table:table-cell table:number-columns-repeated="2"/>
        </table:table-row>
        <table:table-row table:style-name="ro1">
          <table:table-cell office:value-type="string">
            <text:p>bat (Tajlandia) </text:p>
          </table:table-cell>
          <table:table-cell office:value-type="string">
            <text:p>1 THB </text:p>
          </table:table-cell>
          <table:table-cell office:value-type="float" office:value="0.1084">
            <text:p>0,1084</text:p>
          </table:table-cell>
          <table:table-cell table:number-columns-repeated="2"/>
        </table:table-row>
        <table:table-row table:style-name="ro1">
          <table:table-cell office:value-type="string">
            <text:p>dolar amerykański </text:p>
          </table:table-cell>
          <table:table-cell office:value-type="string">
            <text:p>1 USD </text:p>
          </table:table-cell>
          <table:table-cell office:value-type="float" office:value="3.5352">
            <text:p>3,5352</text:p>
          </table:table-cell>
          <table:table-cell table:number-columns-repeated="2"/>
        </table:table-row>
        <table:table-row table:style-name="ro1">
          <table:table-cell office:value-type="string">
            <text:p>dolar australijski </text:p>
          </table:table-cell>
          <table:table-cell office:value-type="string">
            <text:p>1 AUD </text:p>
          </table:table-cell>
          <table:table-cell office:value-type="float" office:value="2.6818">
            <text:p>2,6818</text:p>
          </table:table-cell>
          <table:table-cell table:number-columns-repeated="2"/>
        </table:table-row>
        <table:table-row table:style-name="ro1">
          <table:table-cell office:value-type="string">
            <text:p>dolar Hongkongu </text:p>
          </table:table-cell>
          <table:table-cell office:value-type="string">
            <text:p>1 HKD </text:p>
          </table:table-cell>
          <table:table-cell office:value-type="float" office:value="0.4526">
            <text:p>0,4526</text:p>
          </table:table-cell>
          <table:table-cell table:number-columns-repeated="2"/>
        </table:table-row>
        <table:table-row table:style-name="ro1">
          <table:table-cell office:value-type="string">
            <text:p>dolar kanadyjski </text:p>
          </table:table-cell>
          <table:table-cell office:value-type="string">
            <text:p>1 CAD </text:p>
          </table:table-cell>
          <table:table-cell office:value-type="float" office:value="2.748">
            <text:p>2,748</text:p>
          </table:table-cell>
          <table:table-cell table:number-columns-repeated="2"/>
        </table:table-row>
        <table:table-row table:style-name="ro1">
          <table:table-cell office:value-type="string">
            <text:p>dolar nowozelandzki </text:p>
          </table:table-cell>
          <table:table-cell office:value-type="string">
            <text:p>1 NZD </text:p>
          </table:table-cell>
          <table:table-cell office:value-type="float" office:value="2.4209">
            <text:p>2,4209</text:p>
          </table:table-cell>
          <table:table-cell table:number-columns-repeated="2"/>
        </table:table-row>
        <table:table-row table:style-name="ro1">
          <table:table-cell office:value-type="string">
            <text:p>dolar singapurski </text:p>
          </table:table-cell>
          <table:table-cell office:value-type="string">
            <text:p>1 SGD </text:p>
          </table:table-cell>
          <table:table-cell office:value-type="float" office:value="2.6245">
            <text:p>2,6245</text:p>
          </table:table-cell>
          <table:table-cell table:number-columns-repeated="2"/>
        </table:table-row>
        <table:table-row table:style-name="ro1">
          <table:table-cell office:value-type="string">
            <text:p>euro </text:p>
          </table:table-cell>
          <table:table-cell office:value-type="string">
            <text:p>1 EUR </text:p>
          </table:table-cell>
          <table:table-cell office:value-type="float" office:value="4.2078">
            <text:p>4,2078</text:p>
          </table:table-cell>
          <table:table-cell table:number-columns-repeated="2"/>
        </table:table-row>
        <table:table-row table:style-name="ro1">
          <table:table-cell office:value-type="string">
            <text:p>forint (Węgry) </text:p>
          </table:table-cell>
          <table:table-cell office:value-type="string">
            <text:p>100 HUF </text:p>
          </table:table-cell>
          <table:table-cell office:value-type="float" office:value="1.3411">
            <text:p>1,3411</text:p>
          </table:table-cell>
          <table:table-cell table:number-columns-repeated="2"/>
        </table:table-row>
        <table:table-row table:style-name="ro1">
          <table:table-cell office:value-type="string">
            <text:p>frank szwajcarski </text:p>
          </table:table-cell>
          <table:table-cell office:value-type="string">
            <text:p>1 CHF </text:p>
          </table:table-cell>
          <table:table-cell office:value-type="float" office:value="3.595">
            <text:p>3,595</text:p>
          </table:table-cell>
          <table:table-cell table:number-columns-repeated="2"/>
        </table:table-row>
        <table:table-row table:style-name="ro1">
          <table:table-cell office:value-type="string">
            <text:p>funt szterling </text:p>
          </table:table-cell>
          <table:table-cell office:value-type="string">
            <text:p>1 GBP </text:p>
          </table:table-cell>
          <table:table-cell office:value-type="float" office:value="4.7675">
            <text:p>4,7675</text:p>
          </table:table-cell>
          <table:table-cell table:number-columns-repeated="2"/>
        </table:table-row>
        <table:table-row table:style-name="ro1">
          <table:table-cell office:value-type="string">
            <text:p>hrywna (Ukraina) </text:p>
          </table:table-cell>
          <table:table-cell office:value-type="string">
            <text:p>1 UAH </text:p>
          </table:table-cell>
          <table:table-cell office:value-type="float" office:value="0.1304">
            <text:p>0,1304</text:p>
          </table:table-cell>
          <table:table-cell table:number-columns-repeated="2"/>
        </table:table-row>
        <table:table-row table:style-name="ro1">
          <table:table-cell office:value-type="string">
            <text:p>jen (Japonia) </text:p>
          </table:table-cell>
          <table:table-cell office:value-type="string">
            <text:p>100 JPY </text:p>
          </table:table-cell>
          <table:table-cell office:value-type="float" office:value="3.1438">
            <text:p>3,1438</text:p>
          </table:table-cell>
          <table:table-cell table:number-columns-repeated="2"/>
        </table:table-row>
        <table:table-row table:style-name="ro1">
          <table:table-cell office:value-type="string">
            <text:p>korona czeska </text:p>
          </table:table-cell>
          <table:table-cell office:value-type="string">
            <text:p>1 CZK </text:p>
          </table:table-cell>
          <table:table-cell office:value-type="float" office:value="0.1649">
            <text:p>0,1649</text:p>
          </table:table-cell>
          <table:table-cell table:number-columns-repeated="2"/>
        </table:table-row>
        <table:table-row table:style-name="ro1">
          <table:table-cell office:value-type="string">
            <text:p>korona duńska </text:p>
          </table:table-cell>
          <table:table-cell office:value-type="string">
            <text:p>1 DKK </text:p>
          </table:table-cell>
          <table:table-cell office:value-type="float" office:value="0.5654">
            <text:p>0,5654</text:p>
          </table:table-cell>
          <table:table-cell/>
          <table:table-cell table:style-name="ce2"/>
        </table:table-row>
        <table:table-row table:style-name="ro1">
          <table:table-cell office:value-type="string">
            <text:p>korona islandzka </text:p>
          </table:table-cell>
          <table:table-cell office:value-type="string">
            <text:p>100 ISK </text:p>
          </table:table-cell>
          <table:table-cell office:value-type="float" office:value="3.4265">
            <text:p>3,4265</text:p>
          </table:table-cell>
          <table:table-cell table:number-columns-repeated="2"/>
        </table:table-row>
        <table:table-row table:style-name="ro1">
          <table:table-cell office:value-type="string">
            <text:p>korona norweska </text:p>
          </table:table-cell>
          <table:table-cell office:value-type="string">
            <text:p>1 NOK </text:p>
          </table:table-cell>
          <table:table-cell office:value-type="float" office:value="0.4266">
            <text:p>0,4266</text:p>
          </table:table-cell>
          <table:table-cell table:number-columns-repeated="2"/>
        </table:table-row>
        <table:table-row table:style-name="ro1">
          <table:table-cell office:value-type="string">
            <text:p>korona szwedzka </text:p>
          </table:table-cell>
          <table:table-cell office:value-type="string">
            <text:p>1 SEK </text:p>
          </table:table-cell>
          <table:table-cell office:value-type="float" office:value="0.4234">
            <text:p>0,4234</text:p>
          </table:table-cell>
          <table:table-cell table:number-columns-repeated="2"/>
        </table:table-row>
        <table:table-row table:style-name="ro1">
          <table:table-cell office:value-type="string">
            <text:p>kuna (Chorwacja) </text:p>
          </table:table-cell>
          <table:table-cell office:value-type="string">
            <text:p>1 HRK </text:p>
          </table:table-cell>
          <table:table-cell office:value-type="float" office:value="0.5569">
            <text:p>0,5569</text:p>
          </table:table-cell>
          <table:table-cell table:number-columns-repeated="2"/>
        </table:table-row>
        <table:table-row table:style-name="ro1">
          <table:table-cell office:value-type="string">
            <text:p>lej rumuński </text:p>
          </table:table-cell>
          <table:table-cell office:value-type="string">
            <text:p>1 RON </text:p>
          </table:table-cell>
          <table:table-cell office:value-type="float" office:value="0.9074">
            <text:p>0,9074</text:p>
          </table:table-cell>
          <table:table-cell table:number-columns-repeated="2"/>
        </table:table-row>
        <table:table-row table:style-name="ro1">
          <table:table-cell office:value-type="string">
            <text:p>lew (Bułgaria) </text:p>
          </table:table-cell>
          <table:table-cell office:value-type="string">
            <text:p>1 BGN </text:p>
          </table:table-cell>
          <table:table-cell office:value-type="float" office:value="2.1514">
            <text:p>2,1514</text:p>
          </table:table-cell>
          <table:table-cell table:number-columns-repeated="2"/>
        </table:table-row>
        <table:table-row table:style-name="ro1">
          <table:table-cell office:value-type="string">
            <text:p>lira turecka </text:p>
          </table:table-cell>
          <table:table-cell office:value-type="string">
            <text:p>1 TRY </text:p>
          </table:table-cell>
          <table:table-cell office:value-type="float" office:value="0.8961">
            <text:p>0,8961</text:p>
          </table:table-cell>
          <table:table-cell table:number-columns-repeated="2"/>
        </table:table-row>
        <table:table-row table:style-name="ro1">
          <table:table-cell office:value-type="string">
            <text:p>nowy izraelski szekel </text:p>
          </table:table-cell>
          <table:table-cell office:value-type="string">
            <text:p>1 ILS </text:p>
          </table:table-cell>
          <table:table-cell office:value-type="float" office:value="1.0134">
            <text:p>1,0134</text:p>
          </table:table-cell>
          <table:table-cell table:number-columns-repeated="2"/>
        </table:table-row>
        <table:table-row table:style-name="ro1">
          <table:table-cell office:value-type="string">
            <text:p>peso chilijskie </text:p>
          </table:table-cell>
          <table:table-cell office:value-type="string">
            <text:p>100 CLP </text:p>
          </table:table-cell>
          <table:table-cell office:value-type="float" office:value="0.5461">
            <text:p>0,5461</text:p>
          </table:table-cell>
          <table:table-cell table:number-columns-repeated="2"/>
        </table:table-row>
        <table:table-row table:style-name="ro1">
          <table:table-cell office:value-type="string">
            <text:p>peso filipińskie </text:p>
          </table:table-cell>
          <table:table-cell office:value-type="string">
            <text:p>1 PHP </text:p>
          </table:table-cell>
          <table:table-cell office:value-type="float" office:value="0.0703">
            <text:p>0,0703</text:p>
          </table:table-cell>
          <table:table-cell table:number-columns-repeated="2"/>
        </table:table-row>
        <table:table-row table:style-name="ro1">
          <table:table-cell office:value-type="string">
            <text:p>peso meksykańskie </text:p>
          </table:table-cell>
          <table:table-cell office:value-type="string">
            <text:p>1 MXN </text:p>
          </table:table-cell>
          <table:table-cell office:value-type="float" office:value="0.1893">
            <text:p>0,1893</text:p>
          </table:table-cell>
          <table:table-cell table:number-columns-repeated="2"/>
        </table:table-row>
        <table:table-row table:style-name="ro1">
          <table:table-cell office:value-type="string">
            <text:p>rand (Republika Południowej Afryki) </text:p>
          </table:table-cell>
          <table:table-cell office:value-type="string">
            <text:p>1 ZAR </text:p>
          </table:table-cell>
          <table:table-cell office:value-type="float" office:value="0.2574">
            <text:p>0,2574</text:p>
          </table:table-cell>
          <table:table-cell table:number-columns-repeated="2"/>
        </table:table-row>
        <table:table-row table:style-name="ro1">
          <table:table-cell office:value-type="string">
            <text:p>real (Brazylia) </text:p>
          </table:table-cell>
          <table:table-cell office:value-type="string">
            <text:p>1 BRL </text:p>
          </table:table-cell>
          <table:table-cell office:value-type="float" office:value="1.0802">
            <text:p>1,0802</text:p>
          </table:table-cell>
          <table:table-cell table:number-columns-repeated="2"/>
        </table:table-row>
        <table:table-row table:style-name="ro1">
          <table:table-cell office:value-type="string">
            <text:p>ringgit (Malezja) </text:p>
          </table:table-cell>
          <table:table-cell office:value-type="string">
            <text:p>1 MYR </text:p>
          </table:table-cell>
          <table:table-cell office:value-type="float" office:value="0.8645">
            <text:p>0,8645</text:p>
          </table:table-cell>
          <table:table-cell table:number-columns-repeated="2"/>
        </table:table-row>
        <table:table-row table:style-name="ro1">
          <table:table-cell office:value-type="string">
            <text:p>rubel rosyjski </text:p>
          </table:table-cell>
          <table:table-cell office:value-type="string">
            <text:p>1 RUB </text:p>
          </table:table-cell>
          <table:table-cell office:value-type="float" office:value="0.0602">
            <text:p>0,0602</text:p>
          </table:table-cell>
          <table:table-cell table:number-columns-repeated="2"/>
        </table:table-row>
        <table:table-row table:style-name="ro1">
          <table:table-cell office:value-type="string">
            <text:p>rupia indonezyjska </text:p>
          </table:table-cell>
          <table:table-cell office:value-type="string">
            <text:p>10000 IDR </text:p>
          </table:table-cell>
          <table:table-cell office:value-type="float" office:value="2.6137">
            <text:p>2,6137</text:p>
          </table:table-cell>
          <table:table-cell table:number-columns-repeated="2"/>
        </table:table-row>
        <table:table-row table:style-name="ro1">
          <table:table-cell office:value-type="string">
            <text:p>rupia indyjska </text:p>
          </table:table-cell>
          <table:table-cell office:value-type="string">
            <text:p>100 INR </text:p>
          </table:table-cell>
          <table:table-cell office:value-type="float" office:value="5.4814">
            <text:p>5,4814</text:p>
          </table:table-cell>
          <table:table-cell table:number-columns-repeated="2"/>
        </table:table-row>
        <table:table-row table:style-name="ro1">
          <table:table-cell office:value-type="string">
            <text:p>won południowokoreański </text:p>
          </table:table-cell>
          <table:table-cell office:value-type="string">
            <text:p>100 KRW </text:p>
          </table:table-cell>
          <table:table-cell office:value-type="float" office:value="0.3264">
            <text:p>0,3264</text:p>
          </table:table-cell>
          <table:table-cell table:number-columns-repeated="2"/>
        </table:table-row>
        <table:table-row table:style-name="ro1">
          <table:table-cell office:value-type="string">
            <text:p>yuan renminbi (Chiny) </text:p>
          </table:table-cell>
          <table:table-cell office:value-type="string">
            <text:p>1 CNY </text:p>
          </table:table-cell>
          <table:table-cell office:value-type="float" office:value="0.5348">
            <text:p>0,5348</text:p>
          </table:table-cell>
          <table:table-cell table:number-columns-repeated="2"/>
        </table:table-row>
        <table:table-row table:style-name="ro1">
          <table:table-cell office:value-type="string">
            <text:p>SDR (MFW) </text:p>
          </table:table-cell>
          <table:table-cell office:value-type="string">
            <text:p>1 XDR </text:p>
          </table:table-cell>
          <table:table-cell office:value-type="float" office:value="5.0264">
            <text:p>5,0264</text:p>
          </table:table-cell>
          <table:table-cell table:number-columns-repeated="2"/>
        </table:table-row>
      </table:table>
      <table:table table:name="Dane03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14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7" table:number-columns-repeated="1016" table:default-cell-style-name="ce6"/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Nazwa towaru</text:p>
          </table:table-cell>
          <table:table-cell table:style-name="ce9" office:value-type="string">
            <text:p>Cena(szt)</text:p>
          </table:table-cell>
          <table:table-cell table:number-columns-repeated="1021"/>
        </table:table-row>
        <table:table-row table:style-name="ro1">
          <table:table-cell table:style-name="ce4" office:value-type="float" office:value="125">
            <text:p>125</text:p>
          </table:table-cell>
          <table:table-cell table:style-name="ce7" office:value-type="string">
            <text:p>ADAPTER DB 9F/25M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6">
            <text:p>126</text:p>
          </table:table-cell>
          <table:table-cell table:style-name="ce7" office:value-type="string">
            <text:p>ADAPTER DB 9M/25F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57">
            <text:p>1257</text:p>
          </table:table-cell>
          <table:table-cell table:style-name="ce7" office:value-type="string">
            <text:p>ADAPTER DB 9M/25M</text:p>
          </table:table-cell>
          <table:table-cell table:style-name="ce10"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table:style-name="ce4" office:value-type="float" office:value="686">
            <text:p>686</text:p>
          </table:table-cell>
          <table:table-cell table:style-name="ce7" office:value-type="string">
            <text:p>ADAPTER DBHD15F/15F (VGA) GENDER CHANGER</text:p>
          </table:table-cell>
          <table:table-cell table:style-name="ce10" office:value-type="currency" office:currency="PLN" office:value="4.07">
            <text:p>4,07 zł</text:p>
          </table:table-cell>
          <table:table-cell table:number-columns-repeated="1021"/>
        </table:table-row>
        <table:table-row table:style-name="ro1">
          <table:table-cell table:style-name="ce4" office:value-type="float" office:value="3590">
            <text:p>3590</text:p>
          </table:table-cell>
          <table:table-cell table:style-name="ce7" office:value-type="string">
            <text:p>ADAPTER DO MONTAŻU NAPĘDU 3,5 W OTWORZE 5,25</text:p>
          </table:table-cell>
          <table:table-cell table:style-name="ce10" office:value-type="currency" office:currency="PLN" office:value="6.3">
            <text:p>6,3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603">
            <text:p>9603</text:p>
          </table:table-cell>
          <table:table-cell table:style-name="ce7" office:value-type="string">
            <text:p>ADAPTER LPT (C6502A) DO HP D135/D145</text:p>
          </table:table-cell>
          <table:table-cell table:style-name="ce10" office:value-type="currency" office:currency="PLN" office:value="77.99">
            <text:p>77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11">
            <text:p>9211</text:p>
          </table:table-cell>
          <table:table-cell table:style-name="ce7" office:value-type="string">
            <text:p>ADAPTER PCMCIA/2*FIREWIRE</text:p>
          </table:table-cell>
          <table:table-cell table:style-name="ce10" office:value-type="currency" office:currency="PLN" office:value="89.99">
            <text:p>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2">
            <text:p>122</text:p>
          </table:table-cell>
          <table:table-cell table:style-name="ce7" office:value-type="string">
            <text:p>ADAPTER PS/2 D 5F/MD 6M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3">
            <text:p>123</text:p>
          </table:table-cell>
          <table:table-cell table:style-name="ce7" office:value-type="string">
            <text:p>ADAPTER PS/2 D 5M/MD 6F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679">
            <text:p>679</text:p>
          </table:table-cell>
          <table:table-cell table:style-name="ce7" office:value-type="string">
            <text:p>ADAPTER PS/2 DB 9F/MD 6F</text:p>
          </table:table-cell>
          <table:table-cell table:style-name="ce10"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4">
            <text:p>124</text:p>
          </table:table-cell>
          <table:table-cell table:style-name="ce7" office:value-type="string">
            <text:p>ADAPTER PS/2 DB 9M/MD 6M</text:p>
          </table:table-cell>
          <table:table-cell table:style-name="ce10"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388">
            <text:p>9388</text:p>
          </table:table-cell>
          <table:table-cell table:style-name="ce7" office:value-type="string">
            <text:p>ADAPTER USB/2*PS/2</text:p>
          </table:table-cell>
          <table:table-cell table:style-name="ce10" office:value-type="currency" office:currency="PLN" office:value="29.99">
            <text:p>2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37">
            <text:p>10137</text:p>
          </table:table-cell>
          <table:table-cell table:style-name="ce7" office:value-type="string">
            <text:p>ADAPTER USB/BLUETOOTH (ZASI?G 100M) I-TEC</text:p>
          </table:table-cell>
          <table:table-cell table:style-name="ce10" office:value-type="currency" office:currency="PLN" office:value="119">
            <text:p>1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5219">
            <text:p>5219</text:p>
          </table:table-cell>
          <table:table-cell table:style-name="ce7" office:value-type="string">
            <text:p>ADAPTER USB/IRDA</text:p>
          </table:table-cell>
          <table:table-cell table:style-name="ce10" office:value-type="currency" office:currency="PLN" office:value="74.99">
            <text:p>7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7095">
            <text:p>7095</text:p>
          </table:table-cell>
          <table:table-cell table:style-name="ce7" office:value-type="string">
            <text:p>ADAPTER USB/RS232 9M+25M + KABEL, SOFT</text:p>
          </table:table-cell>
          <table:table-cell table:style-name="ce10" office:value-type="currency" office:currency="PLN" office:value="53.2">
            <text:p>53,2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52">
            <text:p>11552</text:p>
          </table:table-cell>
          <table:table-cell table:style-name="ce7" office:value-type="string">
            <text:p>CD-ROM AOPEN CD-952E 52X SPEED OEM</text:p>
          </table:table-cell>
          <table:table-cell table:style-name="ce10" office:value-type="currency" office:currency="PLN" office:value="49.99">
            <text:p>4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193">
            <text:p>11193</text:p>
          </table:table-cell>
          <table:table-cell table:style-name="ce7" office:value-type="string">
            <text:p>CD-ROM AOPEN CD-956E 56X SPEED OEM</text:p>
          </table:table-cell>
          <table:table-cell table:style-name="ce11" office:value-type="currency" office:currency="PLN" office:value="55.99">
            <text:p>55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13">
            <text:p>10013</text:p>
          </table:table-cell>
          <table:table-cell table:style-name="ce7" office:value-type="string">
            <text:p>CD-ROM AOPEN PANEL PRZEDNI - CZARNY</text:p>
          </table:table-cell>
          <table:table-cell table:style-name="ce10" office:value-type="currency" office:currency="PLN" office:value="4.99">
            <text:p>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83">
            <text:p>11283</text:p>
          </table:table-cell>
          <table:table-cell table:style-name="ce7" office:value-type="string">
            <text:p>CD-ROM BENQ 652A 52X SPEED OEM</text:p>
          </table:table-cell>
          <table:table-cell table:style-name="ce10" office:value-type="currency" office:currency="PLN" office:value="51.99">
            <text:p>51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82">
            <text:p>11282</text:p>
          </table:table-cell>
          <table:table-cell table:style-name="ce7" office:value-type="string">
            <text:p>CD-ROM BENQ 652A 52X SPEED OEM CZARNY</text:p>
          </table:table-cell>
          <table:table-cell table:style-name="ce10" office:value-type="currency" office:currency="PLN" office:value="52.99">
            <text:p>52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360">
            <text:p>9360</text:p>
          </table:table-cell>
          <table:table-cell table:style-name="ce7" office:value-type="string">
            <text:p>CD-ROM LG GCR-8520RB 52X SPEED CZARNY OEM</text:p>
          </table:table-cell>
          <table:table-cell table:style-name="ce10" office:value-type="currency" office:currency="PLN" office:value="54.99">
            <text:p>5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4844">
            <text:p>4844</text:p>
          </table:table-cell>
          <table:table-cell table:style-name="ce7" office:value-type="string">
            <text:p>CD-ROM LG GCR-852XB 52X SPEED OEM</text:p>
          </table:table-cell>
          <table:table-cell table:style-name="ce10" office:value-type="currency" office:currency="PLN" office:value="54.19">
            <text:p>54,1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88">
            <text:p>10288</text:p>
          </table:table-cell>
          <table:table-cell table:style-name="ce7" office:value-type="string">
            <text:p>COMBO AOPEN COM-4824 48/24/48/16 BOX</text:p>
          </table:table-cell>
          <table:table-cell table:style-name="ce10" office:value-type="currency" office:currency="PLN" office:value="165">
            <text:p>16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22">
            <text:p>11422</text:p>
          </table:table-cell>
          <table:table-cell table:style-name="ce7" office:value-type="string">
            <text:p>COMBO AOPEN COM-5232 52/32/52/16 BOX</text:p>
          </table:table-cell>
          <table:table-cell table:style-name="ce10" office:value-type="currency" office:currency="PLN" office:value="179">
            <text:p>17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23">
            <text:p>11423</text:p>
          </table:table-cell>
          <table:table-cell table:style-name="ce7" office:value-type="string">
            <text:p>COMBO AOPEN COM-5232 52/32/52/16 OEM</text:p>
          </table:table-cell>
          <table:table-cell table:style-name="ce10" office:value-type="currency" office:currency="PLN" office:value="169">
            <text:p>16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504">
            <text:p>10504</text:p>
          </table:table-cell>
          <table:table-cell table:style-name="ce7" office:value-type="string">
            <text:p>COMBO LG GCC-4241N 24/24/24/D8 OEM DO NOTEBOOK A</text:p>
          </table:table-cell>
          <table:table-cell table:style-name="ce10" office:value-type="currency" office:currency="PLN" office:value="263.99">
            <text:p>263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916">
            <text:p>9916</text:p>
          </table:table-cell>
          <table:table-cell table:style-name="ce7" office:value-type="string">
            <text:p>COMBO LG GCC-4520B 52/24/52/D16 OEM</text:p>
          </table:table-cell>
          <table:table-cell table:style-name="ce10" office:value-type="currency" office:currency="PLN" office:value="199.99">
            <text:p>1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10">
            <text:p>11210</text:p>
          </table:table-cell>
          <table:table-cell table:style-name="ce7" office:value-type="string">
            <text:p>COMBO LG GCC-4521B 52/32/52/D16 BOX</text:p>
          </table:table-cell>
          <table:table-cell table:style-name="ce10" office:value-type="currency" office:currency="PLN" office:value="219.99">
            <text:p>2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099">
            <text:p>11099</text:p>
          </table:table-cell>
          <table:table-cell table:style-name="ce7" office:value-type="string">
            <text:p>COMBO LG GCC-4521B 52/32/52/D16 OEM</text:p>
          </table:table-cell>
          <table:table-cell table:style-name="ce10" office:value-type="currency" office:currency="PLN" office:value="194.99">
            <text:p>19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11">
            <text:p>11211</text:p>
          </table:table-cell>
          <table:table-cell table:style-name="ce7" office:value-type="string">
            <text:p>COMBO LG GCC-4521B 52/32/52/D16 OEM CZARNA</text:p>
          </table:table-cell>
          <table:table-cell table:style-name="ce10" office:value-type="currency" office:currency="PLN" office:value="199.99">
            <text:p>1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47">
            <text:p>11347</text:p>
          </table:table-cell>
          <table:table-cell table:style-name="ce7" office:value-type="string">
            <text:p>COMBO TOSHIBA SD-R1512B 48/24/48/D16 OEM</text:p>
          </table:table-cell>
          <table:table-cell table:style-name="ce10" office:value-type="currency" office:currency="PLN" office:value="219.99">
            <text:p>2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967">
            <text:p>9967</text:p>
          </table:table-cell>
          <table:table-cell table:style-name="ce7" office:value-type="string">
            <text:p>COREL DRAW <text:s/>9,0 SPECIAL EDITION PL</text:p>
          </table:table-cell>
          <table:table-cell table:style-name="ce10" office:value-type="currency" office:currency="PLN" office:value="529.99">
            <text:p>52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59">
            <text:p>9459</text:p>
          </table:table-cell>
          <table:table-cell table:style-name="ce7" office:value-type="string">
            <text:p>CYFROWA KAMERA CANON MV 650I /MINI DV/</text:p>
          </table:table-cell>
          <table:table-cell table:style-name="ce10" office:value-type="currency" office:currency="PLN" office:value="2999">
            <text:p>2 9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981">
            <text:p>10981</text:p>
          </table:table-cell>
          <table:table-cell table:style-name="ce7" office:value-type="string">
            <text:p>CYFROWY APARAT <text:s/>EASYTOUCH DC-3001 CYFR,4X <text:s text:c="2"/>3,3M</text:p>
          </table:table-cell>
          <table:table-cell table:style-name="ce10"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982">
            <text:p>10982</text:p>
          </table:table-cell>
          <table:table-cell table:style-name="ce7" office:value-type="string">
            <text:p>CYFROWY APARAT <text:s/>EASYTOUCH DC-4382 OPT, 3X <text:s text:c="2"/>4,0M</text:p>
          </table:table-cell>
          <table:table-cell table:style-name="ce10" office:value-type="currency" office:currency="PLN" office:value="799">
            <text:p>7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9">
            <text:p>11309</text:p>
          </table:table-cell>
          <table:table-cell table:style-name="ce7" office:value-type="string">
            <text:p>CYFROWY APARAT <text:s/>MERCURY CYBERPIX E-350V CZARNY</text:p>
          </table:table-cell>
          <table:table-cell table:style-name="ce10" office:value-type="currency" office:currency="PLN" office:value="599">
            <text:p>5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10">
            <text:p>11310</text:p>
          </table:table-cell>
          <table:table-cell table:style-name="ce7" office:value-type="string">
            <text:p>CYFROWY APARAT <text:s/>MERCURY CYBERPIX E-450V CZARNY</text:p>
          </table:table-cell>
          <table:table-cell table:style-name="ce10" office:value-type="currency" office:currency="PLN" office:value="799">
            <text:p>7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863">
            <text:p>10863</text:p>
          </table:table-cell>
          <table:table-cell table:style-name="ce7" office:value-type="string">
            <text:p>CYFROWY APARAT <text:s/>MERCURY CYBERPIX E-560M <text:s text:c="4"/>3,3M</text:p>
          </table:table-cell>
          <table:table-cell table:style-name="ce10" office:value-type="currency" office:currency="PLN" office:value="489">
            <text:p>48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352">
            <text:p>10352</text:p>
          </table:table-cell>
          <table:table-cell table:style-name="ce7" office:value-type="string">
            <text:p>CYFROWY APARAT <text:s/>MERCURY CYBERPIX S-330 RED <text:s/>3,3M</text:p>
          </table:table-cell>
          <table:table-cell table:style-name="ce10" office:value-type="currency" office:currency="PLN" office:value="329">
            <text:p>32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46">
            <text:p>10746</text:p>
          </table:table-cell>
          <table:table-cell table:style-name="ce7" office:value-type="string">
            <text:p>CYFROWY APARAT <text:s/>MERCURY CYBERPIX S-450V <text:s text:c="4"/>5,0M</text:p>
          </table:table-cell>
          <table:table-cell table:style-name="ce10"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581">
            <text:p>9581</text:p>
          </table:table-cell>
          <table:table-cell table:style-name="ce7" office:value-type="string">
            <text:p>CYFROWY APARAT <text:s/>MERCURY DELUXE CLASSIC <text:s text:c="5"/>3,1M</text:p>
          </table:table-cell>
          <table:table-cell table:style-name="ce10" office:value-type="currency" office:currency="PLN" office:value="309">
            <text:p>30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870">
            <text:p>9870</text:p>
          </table:table-cell>
          <table:table-cell table:style-name="ce7" office:value-type="string">
            <text:p>CYFROWY APARAT <text:s/>MERCURY SMART CAM <text:s text:c="10"/>3,1M</text:p>
          </table:table-cell>
          <table:table-cell table:style-name="ce10"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65">
            <text:p>9265</text:p>
          </table:table-cell>
          <table:table-cell table:style-name="ce7" office:value-type="string">
            <text:p>CYFROWY APARAT FOTO CANON A300 POWER SHOT</text:p>
          </table:table-cell>
          <table:table-cell table:style-name="ce10" office:value-type="currency" office:currency="PLN" office:value="694">
            <text:p>694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635">
            <text:p>10635</text:p>
          </table:table-cell>
          <table:table-cell table:style-name="ce7" office:value-type="string">
            <text:p>CYFROWY APARAT FOTO CANON A80 POWER SHOT</text:p>
          </table:table-cell>
          <table:table-cell table:style-name="ce10" office:value-type="currency" office:currency="PLN" office:value="1423">
            <text:p>1 423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362">
            <text:p>10362</text:p>
          </table:table-cell>
          <table:table-cell table:style-name="ce7" office:value-type="string">
            <text:p>CYFROWY APARAT FOTO CANON D300 LUSTRZ, Z OBEKT,</text:p>
          </table:table-cell>
          <table:table-cell table:style-name="ce10" office:value-type="currency" office:currency="PLN" office:value="4239.32">
            <text:p>4 239,32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67">
            <text:p>9767</text:p>
          </table:table-cell>
          <table:table-cell table:style-name="ce7" office:value-type="string">
            <text:p>CYFROWY APARAT FOTO CANON G5 POWER SHOT</text:p>
          </table:table-cell>
          <table:table-cell table:style-name="ce10" office:value-type="currency" office:currency="PLN" office:value="2598">
            <text:p>2 598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27">
            <text:p>9227</text:p>
          </table:table-cell>
          <table:table-cell table:style-name="ce7" office:value-type="string">
            <text:p>CYFROWY APARAT FOTO CANON IXUS 400</text:p>
          </table:table-cell>
          <table:table-cell table:style-name="ce10" office:value-type="currency" office:currency="PLN" office:value="1939">
            <text:p>1 93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2">
            <text:p>11572</text:p>
          </table:table-cell>
          <table:table-cell table:style-name="ce7" office:value-type="string">
            <text:p>CYFROWY APARAT FOTO CANON IXUS 430</text:p>
          </table:table-cell>
          <table:table-cell table:style-name="ce10" office:value-type="currency" office:currency="PLN" office:value="1781.94">
            <text:p>1 781,94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1">
            <text:p>11571</text:p>
          </table:table-cell>
          <table:table-cell table:style-name="ce7" office:value-type="string">
            <text:p>CYFROWY APARAT FOTO CANON IXUS 500</text:p>
          </table:table-cell>
          <table:table-cell table:style-name="ce10" office:value-type="currency" office:currency="PLN" office:value="1918.62">
            <text:p>1 918,62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08">
            <text:p>9708</text:p>
          </table:table-cell>
          <table:table-cell table:style-name="ce7" office:value-type="string">
            <text:p>CYFROWY APARAT FOTO CANON IXUS II</text:p>
          </table:table-cell>
          <table:table-cell table:style-name="ce10" office:value-type="currency" office:currency="PLN" office:value="1145">
            <text:p>1 14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4">
            <text:p>11574</text:p>
          </table:table-cell>
          <table:table-cell table:style-name="ce7" office:value-type="string">
            <text:p>CYFROWY APARAT FOTO CANON PRO 1 POWER SHOT</text:p>
          </table:table-cell>
          <table:table-cell table:style-name="ce10" office:value-type="currency" office:currency="PLN" office:value="4989">
            <text:p>4 98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3">
            <text:p>11573</text:p>
          </table:table-cell>
          <table:table-cell table:style-name="ce7" office:value-type="string">
            <text:p>CYFROWY APARAT FOTO CANON S1 IS POWER SHOT</text:p>
          </table:table-cell>
          <table:table-cell table:style-name="ce10" office:value-type="currency" office:currency="PLN" office:value="2219">
            <text:p>2 2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176">
            <text:p>9176</text:p>
          </table:table-cell>
          <table:table-cell table:style-name="ce7" office:value-type="string">
            <text:p>CYFROWY APARAT FOTO CANON S50 POWER SHOT</text:p>
          </table:table-cell>
          <table:table-cell table:style-name="ce10" office:value-type="currency" office:currency="PLN" office:value="2055">
            <text:p>2 05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41">
            <text:p>9441</text:p>
          </table:table-cell>
          <table:table-cell table:style-name="ce7" office:value-type="string">
            <text:p>CYFROWY APARAT FOTO HP PHOTOSMART 935</text:p>
          </table:table-cell>
          <table:table-cell table:style-name="ce10" office:value-type="currency" office:currency="PLN" office:value="1219">
            <text:p>1 2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28">
            <text:p>10728</text:p>
          </table:table-cell>
          <table:table-cell table:style-name="ce7" office:value-type="string">
            <text:p>CYFROWY APARAT FOTO-BATERIA NB-1LH DO IXUS/300</text:p>
          </table:table-cell>
          <table:table-cell table:style-name="ce10" office:value-type="currency" office:currency="PLN" office:value="195.8">
            <text:p>195,80 zł</text:p>
          </table:table-cell>
          <table:table-cell table:number-columns-repeated="1021"/>
        </table:table-row>
        <table:table-row table:style-name="ro1">
          <table:table-cell table:style-name="ce4" office:value-type="float" office:value="7583">
            <text:p>7583</text:p>
          </table:table-cell>
          <table:table-cell table:style-name="ce7" office:value-type="string">
            <text:p>CYFROWY APARAT FOTO-BATERIA NB-2L DO S30/S40</text:p>
          </table:table-cell>
          <table:table-cell table:style-name="ce10" office:value-type="currency" office:currency="PLN" office:value="273.24">
            <text:p>273,24 zł</text:p>
          </table:table-cell>
          <table:table-cell table:number-columns-repeated="1021"/>
        </table:table-row>
        <table:table-row table:style-name="ro1">
          <table:table-cell table:style-name="ce4" office:value-type="float" office:value="6720">
            <text:p>6720</text:p>
          </table:table-cell>
          <table:table-cell table:style-name="ce7" office:value-type="string">
            <text:p>CYFROWY APARAT FOTO-FUTERAŁ</text:p>
          </table:table-cell>
          <table:table-cell table:style-name="ce10" office:value-type="currency" office:currency="PLN" office:value="99">
            <text:p>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5836">
            <text:p>5836</text:p>
          </table:table-cell>
          <table:table-cell table:style-name="ce7" office:value-type="string">
            <text:p>CYFROWY APARAT FOTO-FUTERAŁ S100</text:p>
          </table:table-cell>
          <table:table-cell table:style-name="ce10" office:value-type="currency" office:currency="PLN" office:value="117.3">
            <text:p>117,30 zł</text:p>
          </table:table-cell>
          <table:table-cell table:number-columns-repeated="1021"/>
        </table:table-row>
        <table:table-row table:style-name="ro1">
          <table:table-cell table:style-name="ce4" office:value-type="float" office:value="6711">
            <text:p>6711</text:p>
          </table:table-cell>
          <table:table-cell table:style-name="ce7" office:value-type="string">
            <text:p>CYFROWY APARAT FOTO-PAPIER DO DRUK,TERMOSUB,CP10</text:p>
          </table:table-cell>
          <table:table-cell table:style-name="ce10" office:value-type="currency" office:currency="PLN" office:value="34">
            <text:p>34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78">
            <text:p>10778</text:p>
          </table:table-cell>
          <table:table-cell table:style-name="ce7" office:value-type="string">
            <text:p>CYFROWY APARAT FOTO-PAPIER KP36IP DO CP100/200</text:p>
          </table:table-cell>
          <table:table-cell table:style-name="ce10" office:value-type="currency" office:currency="PLN" office:value="93">
            <text:p>93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5838">
            <text:p>5838</text:p>
          </table:table-cell>
          <table:table-cell table:style-name="ce7" office:value-type="string">
            <text:p>CYFROWY APARAT FOTO-ŁAD,SAMOCH, R560/G1/G2/G3/G5</text:p>
          </table:table-cell>
          <table:table-cell table:style-name="ce10" office:value-type="currency" office:currency="PLN" office:value="156">
            <text:p>156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6">
            <text:p>11306</text:p>
          </table:table-cell>
          <table:table-cell table:style-name="ce7" office:value-type="string">
            <text:p>CYFROWY APARAT-AKUMULTORKI NIMH 2000MAH 4SZT</text:p>
          </table:table-cell>
          <table:table-cell table:style-name="ce10" office:value-type="currency" office:currency="PLN" office:value="38.25">
            <text:p>38,25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5">
            <text:p>11305</text:p>
          </table:table-cell>
          <table:table-cell table:style-name="ce7" office:value-type="string">
            <text:p>CYFROWY APARAT-AKUMULTORKI NIMH 2200MAH 4SZT</text:p>
          </table:table-cell>
          <table:table-cell table:style-name="ce10" office:value-type="currency" office:currency="PLN" office:value="45.69">
            <text:p>45,6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3">
            <text:p>11303</text:p>
          </table:table-cell>
          <table:table-cell table:style-name="ce7" office:value-type="string">
            <text:p>CYFROWY APARAT-MINISTATYW WYS, 12CM</text:p>
          </table:table-cell>
          <table:table-cell table:style-name="ce10" office:value-type="currency" office:currency="PLN" office:value="11.3">
            <text:p>11,3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4">
            <text:p>11304</text:p>
          </table:table-cell>
          <table:table-cell table:style-name="ce7" office:value-type="string">
            <text:p>CYFROWY APARAT-STATYW GAMMA 77 WYS, 155CM</text:p>
          </table:table-cell>
          <table:table-cell table:style-name="ce10" office:value-type="currency" office:currency="PLN" office:value="134.6">
            <text:p>134,6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117">
            <text:p>11117</text:p>
          </table:table-cell>
          <table:table-cell table:style-name="ce7" office:value-type="string">
            <text:p>CYFROWY APARAT-ŁADOWARKA+4 AKUMULATORKI 2200MAH</text:p>
          </table:table-cell>
          <table:table-cell table:style-name="ce10" office:value-type="currency" office:currency="PLN" office:value="116.32">
            <text:p>116,32 zł</text:p>
          </table:table-cell>
          <table:table-cell table:number-columns-repeated="1021"/>
        </table:table-row>
        <table:table-row table:style-name="ro1">
          <table:table-cell table:style-name="ce4" office:value-type="float" office:value="6385">
            <text:p>6385</text:p>
          </table:table-cell>
          <table:table-cell table:style-name="ce7" office:value-type="string">
            <text:p>DRUKARKA CANON - GŁOWICA SKANUJ?CA IS-22E</text:p>
          </table:table-cell>
          <table:table-cell table:style-name="ce10" office:value-type="currency" office:currency="PLN" office:value="99">
            <text:p>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77">
            <text:p>10777</text:p>
          </table:table-cell>
          <table:table-cell table:style-name="ce7" office:value-type="string">
            <text:p>DRUKARKA CANON CP200</text:p>
          </table:table-cell>
          <table:table-cell table:style-name="ce10" office:value-type="currency" office:currency="PLN" office:value="649">
            <text:p>64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34">
            <text:p>10234</text:p>
          </table:table-cell>
          <table:table-cell table:style-name="ce7" office:value-type="string">
            <text:p>DRUKARKA CANON I250 (USB)</text:p>
          </table:table-cell>
          <table:table-cell table:style-name="ce10" office:value-type="currency" office:currency="PLN" office:value="229.99">
            <text:p>22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81">
            <text:p>10281</text:p>
          </table:table-cell>
          <table:table-cell table:style-name="ce7" office:value-type="string">
            <text:p>DRUKARKA CANON I350 (USB)</text:p>
          </table:table-cell>
          <table:table-cell table:style-name="ce10" office:value-type="currency" office:currency="PLN" office:value="298.99">
            <text:p>298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75">
            <text:p>11275</text:p>
          </table:table-cell>
          <table:table-cell table:style-name="ce7" office:value-type="string">
            <text:p>DRUKARKA CANON I455 (USB2,0)</text:p>
          </table:table-cell>
          <table:table-cell table:style-name="ce10" office:value-type="currency" office:currency="PLN" office:value="324.99">
            <text:p>32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31">
            <text:p>10731</text:p>
          </table:table-cell>
          <table:table-cell table:style-name="ce7" office:value-type="string">
            <text:p>DRUKARKA CANON I560 (USB/LPT)</text:p>
          </table:table-cell>
          <table:table-cell table:style-name="ce10" office:value-type="currency" office:currency="PLN" office:value="518.99">
            <text:p>518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666">
            <text:p>10666</text:p>
          </table:table-cell>
          <table:table-cell table:style-name="ce7" office:value-type="string">
            <text:p>DRUKARKA CANON I865 (USB/LPT)</text:p>
          </table:table-cell>
          <table:table-cell table:style-name="ce10" office:value-type="currency" office:currency="PLN" office:value="759.99">
            <text:p>75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4395">
            <text:p>4395</text:p>
          </table:table-cell>
          <table:table-cell table:style-name="ce7" office:value-type="string">
            <text:p>DRUKARKA HP DESKJET 1220C PRO /A3+/ (USB/LPT)</text:p>
          </table:table-cell>
          <table:table-cell table:style-name="ce10" office:value-type="currency" office:currency="PLN" office:value="999.99">
            <text:p>9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907">
            <text:p>9907</text:p>
          </table:table-cell>
          <table:table-cell table:style-name="ce7" office:value-type="string">
            <text:p>DRUKARKA HP DESKJET 3550 (USB)</text:p>
          </table:table-cell>
          <table:table-cell table:style-name="ce10" office:value-type="currency" office:currency="PLN" office:value="225">
            <text:p>22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875">
            <text:p>9875</text:p>
          </table:table-cell>
          <table:table-cell table:style-name="ce7" office:value-type="string">
            <text:p>DRUKARKA HP DESKJET 3650 (USB)</text:p>
          </table:table-cell>
          <table:table-cell table:style-name="ce10" office:value-type="currency" office:currency="PLN" office:value="266.99">
            <text:p>266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8175">
            <text:p>8175</text:p>
          </table:table-cell>
          <table:table-cell table:style-name="ce7" office:value-type="string">
            <text:p>DRUKARKA HP DESKJET 450CBI (USB/LPT/IRDA)</text:p>
          </table:table-cell>
          <table:table-cell table:style-name="ce10" office:value-type="currency" office:currency="PLN" office:value="1119.99">
            <text:p>1 1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17">
            <text:p>10017</text:p>
          </table:table-cell>
          <table:table-cell table:style-name="ce7" office:value-type="string">
            <text:p>DRUKARKA HP DESKJET 5150 (USB)</text:p>
          </table:table-cell>
          <table:table-cell table:style-name="ce10" office:value-type="currency" office:currency="PLN" office:value="326.99">
            <text:p>326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48">
            <text:p>10048</text:p>
          </table:table-cell>
          <table:table-cell table:style-name="ce7" office:value-type="string">
            <text:p>DRUKARKA HP DESKJET 5652 (USB 2,0/LPT)</text:p>
          </table:table-cell>
          <table:table-cell table:style-name="ce10" office:value-type="currency" office:currency="PLN" office:value="518.99">
            <text:p>518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932">
            <text:p>10932</text:p>
          </table:table-cell>
          <table:table-cell table:style-name="ce7" office:value-type="string">
            <text:p>DRUKARKA HP DESKJET 5850 (USB2,0)</text:p>
          </table:table-cell>
          <table:table-cell table:style-name="ce10" office:value-type="currency" office:currency="PLN" office:value="949.99">
            <text:p>94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502">
            <text:p>10502</text:p>
          </table:table-cell>
          <table:table-cell table:style-name="ce7" office:value-type="string">
            <text:p>DRUKARKA HP INKJET BUSINESS 1100D (USB2,0/LPT)</text:p>
          </table:table-cell>
          <table:table-cell table:style-name="ce10" office:value-type="currency" office:currency="PLN" office:value="689.99">
            <text:p>6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66">
            <text:p>10166</text:p>
          </table:table-cell>
          <table:table-cell table:style-name="ce7" office:value-type="string">
            <text:p>DRUKARKA HP LASERJET 1010 (USB 2,0)</text:p>
          </table:table-cell>
          <table:table-cell table:style-name="ce10" office:value-type="currency" office:currency="PLN" office:value="639.99">
            <text:p>63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67">
            <text:p>10167</text:p>
          </table:table-cell>
          <table:table-cell table:style-name="ce7" office:value-type="string">
            <text:p>DRUKARKA HP LASERJET 1012 (USB 2,0)</text:p>
          </table:table-cell>
          <table:table-cell table:style-name="ce10" office:value-type="currency" office:currency="PLN" office:value="799.99">
            <text:p>7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68">
            <text:p>10168</text:p>
          </table:table-cell>
          <table:table-cell table:style-name="ce7" office:value-type="string">
            <text:p>DRUKARKA HP LASERJET 1015 (USB 2,0/LPT)</text:p>
          </table:table-cell>
          <table:table-cell table:style-name="ce10" office:value-type="currency" office:currency="PLN" office:value="959.99">
            <text:p>95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40">
            <text:p>9240</text:p>
          </table:table-cell>
          <table:table-cell table:style-name="ce7" office:value-type="string">
            <text:p>DRUKARKA HP LASERJET 1150 (USB 2,0/LPT)</text:p>
          </table:table-cell>
          <table:table-cell table:style-name="ce10" office:value-type="currency" office:currency="PLN" office:value="1089.99">
            <text:p>1 0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123">
            <text:p>9123</text:p>
          </table:table-cell>
          <table:table-cell table:style-name="ce7" office:value-type="string">
            <text:p>DRUKARKA HP LASERJET 1300 (USB 2,0/LPT)</text:p>
          </table:table-cell>
          <table:table-cell table:style-name="ce10" office:value-type="currency" office:currency="PLN" office:value="1219.99">
            <text:p>1 2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27">
            <text:p>11427</text:p>
          </table:table-cell>
          <table:table-cell table:style-name="ce7" office:value-type="string">
            <text:p>DRUKARKA HP LASERJET 3015 (USB/LPT)</text:p>
          </table:table-cell>
          <table:table-cell table:style-name="ce10" office:value-type="currency" office:currency="PLN" office:value="1439">
            <text:p>1 43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85">
            <text:p>11485</text:p>
          </table:table-cell>
          <table:table-cell table:style-name="ce7" office:value-type="string">
            <text:p>DRUKARKA HP LASERJET 3020 (USB/LPT)</text:p>
          </table:table-cell>
          <table:table-cell table:style-name="ce10" office:value-type="currency" office:currency="PLN" office:value="1615">
            <text:p>1 61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7585">
            <text:p>7585</text:p>
          </table:table-cell>
          <table:table-cell table:style-name="ce7" office:value-type="string">
            <text:p>DRUKARKA HP LASERJET 3330MFP (USB/LPT)</text:p>
          </table:table-cell>
          <table:table-cell table:style-name="ce10" office:value-type="currency" office:currency="PLN" office:value="2679.99">
            <text:p>2 67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8855">
            <text:p>8855</text:p>
          </table:table-cell>
          <table:table-cell table:style-name="ce7" office:value-type="string">
            <text:p>DRUKARKA HP OFFICE JET 5110 (USB)</text:p>
          </table:table-cell>
          <table:table-cell table:style-name="ce10" office:value-type="currency" office:currency="PLN" office:value="719.99">
            <text:p>7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103">
            <text:p>9103</text:p>
          </table:table-cell>
          <table:table-cell table:style-name="ce7" office:value-type="string">
            <text:p>DRUKARKA HP OFFICE JET PSC1210 (USB 2,0)</text:p>
          </table:table-cell>
          <table:table-cell table:style-name="ce10" office:value-type="currency" office:currency="PLN" office:value="439.99">
            <text:p>43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71">
            <text:p>9771</text:p>
          </table:table-cell>
          <table:table-cell table:style-name="ce7" office:value-type="string">
            <text:p>DRUKARKA HP OFFICE JET PSC2175 (USB 2,0)</text:p>
          </table:table-cell>
          <table:table-cell table:style-name="ce10" office:value-type="currency" office:currency="PLN" office:value="689.99">
            <text:p>6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86">
            <text:p>10086</text:p>
          </table:table-cell>
          <table:table-cell table:style-name="ce7" office:value-type="string">
            <text:p>DRUKARKA HP PHOTOSMART 7260 (USB)</text:p>
          </table:table-cell>
          <table:table-cell table:style-name="ce10" office:value-type="currency" office:currency="PLN" office:value="334">
            <text:p>334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86">
            <text:p>10186</text:p>
          </table:table-cell>
          <table:table-cell table:style-name="ce7" office:value-type="string">
            <text:p>DRUKARKA HP PHOTOSMART 7660 (USB)</text:p>
          </table:table-cell>
          <table:table-cell table:style-name="ce10" office:value-type="currency" office:currency="PLN" office:value="525.99">
            <text:p>525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87">
            <text:p>10087</text:p>
          </table:table-cell>
          <table:table-cell table:style-name="ce7" office:value-type="string">
            <text:p>DRUKARKA HP PHOTOSMART 7760 (USB)</text:p>
          </table:table-cell>
          <table:table-cell table:style-name="ce10" office:value-type="currency" office:currency="PLN" office:value="699">
            <text:p>6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83">
            <text:p>10283</text:p>
          </table:table-cell>
          <table:table-cell table:style-name="ce7" office:value-type="string">
            <text:p>DRUKARKA HP PHOTOSMART 7960 (USB)</text:p>
          </table:table-cell>
          <table:table-cell table:style-name="ce10" office:value-type="currency" office:currency="PLN" office:value="1189.99">
            <text:p>1 1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40">
            <text:p>9740</text:p>
          </table:table-cell>
          <table:table-cell table:style-name="ce7" office:value-type="string">
            <text:p>DRUKARKA LEXMARK X1150 ALL IN ONE (USB)</text:p>
          </table:table-cell>
          <table:table-cell table:style-name="ce10" office:value-type="currency" office:currency="PLN" office:value="367.5">
            <text:p>367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9">
            <text:p>9739</text:p>
          </table:table-cell>
          <table:table-cell table:style-name="ce7" office:value-type="string">
            <text:p>DRUKARKA LEXMARK X5150 ALL IN ONE (USB 2,0)</text:p>
          </table:table-cell>
          <table:table-cell table:style-name="ce10" office:value-type="currency" office:currency="PLN" office:value="499.99">
            <text:p>4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70">
            <text:p>10270</text:p>
          </table:table-cell>
          <table:table-cell table:style-name="ce7" office:value-type="string">
            <text:p>DRUKARKA LEXMARK X6170 ALL IN ONE (USB)</text:p>
          </table:table-cell>
          <table:table-cell table:style-name="ce10" office:value-type="currency" office:currency="PLN" office:value="739.99">
            <text:p>73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6">
            <text:p>9736</text:p>
          </table:table-cell>
          <table:table-cell table:style-name="ce7" office:value-type="string">
            <text:p>DRUKARKA LEXMARK Z602 (USB)</text:p>
          </table:table-cell>
          <table:table-cell table:style-name="ce10" office:value-type="currency" office:currency="PLN" office:value="152">
            <text:p>152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7">
            <text:p>9737</text:p>
          </table:table-cell>
          <table:table-cell table:style-name="ce7" office:value-type="string">
            <text:p>DRUKARKA LEXMARK Z605 (USB)</text:p>
          </table:table-cell>
          <table:table-cell table:style-name="ce10" office:value-type="currency" office:currency="PLN" office:value="175">
            <text:p>17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8">
            <text:p>9738</text:p>
          </table:table-cell>
          <table:table-cell table:style-name="ce7" office:value-type="string">
            <text:p>DRUKARKA LEXMARK Z705 (USB)</text:p>
          </table:table-cell>
          <table:table-cell table:style-name="ce10" office:value-type="currency" office:currency="PLN" office:value="219">
            <text:p>2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62">
            <text:p>9462</text:p>
          </table:table-cell>
          <table:table-cell table:style-name="ce7" office:value-type="string">
            <text:p>DRUKARKA OKI B4200 (USB 2,0/LPT)</text:p>
          </table:table-cell>
          <table:table-cell table:style-name="ce10" office:value-type="currency" office:currency="PLN" office:value="989">
            <text:p>98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90">
            <text:p>9490</text:p>
          </table:table-cell>
          <table:table-cell table:style-name="ce7" office:value-type="string">
            <text:p>DRUKARKA OKI B4300 (USB 2,0/LPT)</text:p>
          </table:table-cell>
          <table:table-cell table:style-name="ce10" office:value-type="currency" office:currency="PLN" office:value="1169">
            <text:p>1 16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416">
            <text:p>416</text:p>
          </table:table-cell>
          <table:table-cell table:style-name="ce8" office:value-type="string">
            <text:p>DRUKARKA OKI ML-3320 (10",9 IGIEŁ) (LPT)</text:p>
          </table:table-cell>
          <table:table-cell table:style-name="ce12" office:value-type="currency" office:currency="PLN" office:value="1339">
            <text:p>1 33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417">
            <text:p>417</text:p>
          </table:table-cell>
          <table:table-cell table:style-name="ce8" office:value-type="string">
            <text:p>DRUKARKA OKI ML-3321 (15",9 IGIEŁ) (LPT)</text:p>
          </table:table-cell>
          <table:table-cell table:style-name="ce12" office:value-type="currency" office:currency="PLN" office:value="1499">
            <text:p>1 49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4258">
            <text:p>4258</text:p>
          </table:table-cell>
          <table:table-cell table:style-name="ce8" office:value-type="string">
            <text:p>DRUKARKA OKI ML-3390 (10",24 IGŁY) (LPT)</text:p>
          </table:table-cell>
          <table:table-cell table:style-name="ce12" office:value-type="currency" office:currency="PLN" office:value="1429.99">
            <text:p>1 429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3825">
            <text:p>3825</text:p>
          </table:table-cell>
          <table:table-cell table:style-name="ce8" office:value-type="string">
            <text:p>DRUKARKA OKI ML-3391 (15",24 IGŁY) (LPT)</text:p>
          </table:table-cell>
          <table:table-cell table:style-name="ce12" office:value-type="currency" office:currency="PLN" office:value="1599">
            <text:p>1 59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213">
            <text:p>213</text:p>
          </table:table-cell>
          <table:table-cell table:style-name="ce8" office:value-type="string">
            <text:p>DRUKARKA PANASONIC KX-P 1150 (11,7", 9-IGIEŁ)</text:p>
          </table:table-cell>
          <table:table-cell table:style-name="ce12" office:value-type="currency" office:currency="PLN" office:value="422.99">
            <text:p>422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215">
            <text:p>215</text:p>
          </table:table-cell>
          <table:table-cell table:style-name="ce8" office:value-type="string">
            <text:p>DRUKARKA PANASONIC KX-P 1694 (16,5", 9-IGIEŁ)</text:p>
          </table:table-cell>
          <table:table-cell table:style-name="ce12" office:value-type="currency" office:currency="PLN" office:value="919.99">
            <text:p>919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214">
            <text:p>214</text:p>
          </table:table-cell>
          <table:table-cell table:style-name="ce8" office:value-type="string">
            <text:p>DRUKARKA PANASONIC KX-P 2130 (11,7", 24-IGŁY)</text:p>
          </table:table-cell>
          <table:table-cell table:style-name="ce12" office:value-type="currency" office:currency="PLN" office:value="519.99">
            <text:p>519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8205">
            <text:p>8205</text:p>
          </table:table-cell>
          <table:table-cell table:style-name="ce8" office:value-type="string">
            <text:p>DRUKARKA SEIKO SP-2400 (10",9 IGIEŁ)</text:p>
          </table:table-cell>
          <table:table-cell table:style-name="ce12" office:value-type="currency" office:currency="PLN" office:value="529">
            <text:p>52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8204">
            <text:p>8204</text:p>
          </table:table-cell>
          <table:table-cell table:style-name="ce8" office:value-type="string">
            <text:p>DRUKARKA SEIKO SP-2415 (15",9 IGIEŁ)</text:p>
          </table:table-cell>
          <table:table-cell table:style-name="ce12" office:value-type="currency" office:currency="PLN" office:value="839">
            <text:p>83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11183">
            <text:p>11183</text:p>
          </table:table-cell>
          <table:table-cell table:style-name="ce8" office:value-type="string">
            <text:p>DVD NAPĘD AOPEN DVD-1648 (16/48) BIA/CZAR/SR BOX</text:p>
          </table:table-cell>
          <table:table-cell table:style-name="ce12" office:value-type="currency" office:currency="PLN" office:value="109">
            <text:p>109,00 zł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table:formula="of:=SUM([.C2:.C115])" office:value-type="currency" office:currency="PLN" office:value="74729.28">
            <text:p>74 729,28 zł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509">
            <text:p>15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string">
            <text:p>MONITOR SAMSUNG LCD 174T 17 SREBRNY DVI"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12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string">
            <text:p>44MB"</text:p>
          </table:table-cell>
          <table:table-cell office:value-type="float" office:value="21.99">
            <text:p>21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string">
            <text:p>44MB SREBRNY"</text:p>
          </table:table-cell>
          <table:table-cell office:value-type="float" office:value="22.99">
            <text:p>22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 table:number-rows-repeated="1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4"/>
          <table:table-cell office:value-type="float" office:value="5869">
            <text:p>58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83</text:p>
          </table:table-cell>
          <table:table-cell office:value-type="string">
            <text:p>NOTEBOOK ASUS <text:s/>L58C P4 2660/HDD60/DVD-R/512MB 15</text:p>
          </table:table-cell>
          <table:table-cell office:value-type="float" office:value="5999">
            <text:p>59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73</text:p>
          </table:table-cell>
          <table:table-cell office:value-type="string">
            <text:p>NOTEBOOK ASUS <text:s/>L58C P4 2800/HDD80/DVD-R/2*512 15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89</text:p>
          </table:table-cell>
          <table:table-cell office:value-type="string">
            <text:p>NOTEBOOK ASUS <text:s/>L58C P4 2800/HDD80/DVD-R/512MB 15</text:p>
          </table:table-cell>
          <table:table-cell office:value-type="float" office:value="6799">
            <text:p>67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517</text:p>
          </table:table-cell>
          <table:table-cell office:value-type="string">
            <text:p>NOTEBOOK ASUS <text:s/>L59GA P4 3,2/60GB/2*256/COMBO/15</text:p>
          </table:table-cell>
          <table:table-cell office:value-type="float" office:value="7399">
            <text:p>73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18</text:p>
          </table:table-cell>
          <table:table-cell office:value-type="string">
            <text:p>NOTEBOOK ASUS <text:s/>L59GA P4 3,2/60GB/2*256/DVD-R/15</text:p>
          </table:table-cell>
          <table:table-cell office:value-type="float" office:value="7899">
            <text:p>78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17</text:p>
          </table:table-cell>
          <table:table-cell office:value-type="string">
            <text:p>NOTEBOOK ASUS <text:s/>L59GA P4 3GB/60GB/2*256/COMBO/15</text:p>
          </table:table-cell>
          <table:table-cell office:value-type="float" office:value="7199">
            <text:p>71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885</text:p>
          </table:table-cell>
          <table:table-cell office:value-type="string">
            <text:p>NOTEBOOK ASUS <text:s/>M24N CEN 1,5/HDD40/COMBO/256MB 14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51</text:p>
          </table:table-cell>
          <table:table-cell office:value-type="string">
            <text:p>NOTEBOOK ASUS <text:s/>M24N CEN 1,6/HDD60/COMBO/256MB 14</text:p>
          </table:table-cell>
          <table:table-cell office:value-type="float" office:value="5599">
            <text:p>5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86</text:p>
          </table:table-cell>
          <table:table-cell office:value-type="string">
            <text:p>NOTEBOOK ASUS <text:s/>M24N CEN 1,7/HDD60/DVD-R/256MB 14</text:p>
          </table:table-cell>
          <table:table-cell office:value-type="float" office:value="6699">
            <text:p>66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88</text:p>
          </table:table-cell>
          <table:table-cell office:value-type="string">
            <text:p>NOTEBOOK ASUS <text:s/>M52N CE1400/HDD40/COMBO/256M/12</text:p>
          </table:table-cell>
          <table:table-cell office:value-type="float" office:value="5799">
            <text:p>5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9</text:p>
          </table:table-cell>
          <table:table-cell office:value-type="string">
            <text:p>NOTEBOOK ASUS <text:s/>M68N CEN1,5/HDD40/COMBO/256MB/15</text:p>
          </table:table-cell>
          <table:table-cell office:value-type="float" office:value="5949">
            <text:p>59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1</text:p>
          </table:table-cell>
          <table:table-cell office:value-type="string">
            <text:p>NOTEBOOK ASUS <text:s/>M6BN CEN1,5/HDD60/COMB/2*256/15,4</text:p>
          </table:table-cell>
          <table:table-cell office:value-type="float" office:value="6625">
            <text:p>66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8</text:p>
          </table:table-cell>
          <table:table-cell office:value-type="string">
            <text:p>NOTEBOOK ASUS <text:s/>M6BN CEN1,6/HDD60/DVDR/2*256/15,4</text:p>
          </table:table-cell>
          <table:table-cell office:value-type="float" office:value="7699">
            <text:p>76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26</text:p>
          </table:table-cell>
          <table:table-cell office:value-type="string">
            <text:p>NOTEBOOK ASUS <text:s/>S13N CEN1400/HDD40/COMBO/256MB 13</text:p>
          </table:table-cell>
          <table:table-cell office:value-type="float" office:value="4799">
            <text:p>4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27</text:p>
          </table:table-cell>
          <table:table-cell office:value-type="string">
            <text:p>NOTEBOOK ASUS <text:s/>S13N CEN1600/HDD60/COMBO/256MB 13</text:p>
          </table:table-cell>
          <table:table-cell office:value-type="float" office:value="5799">
            <text:p>5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7</text:p>
          </table:table-cell>
          <table:table-cell office:value-type="string">
            <text:p>NOTEBOOK ASUS <text:s/>S52N CEN1400/HDD40/COMBO/256MB 12</text:p>
          </table:table-cell>
          <table:table-cell office:value-type="float" office:value="5499">
            <text:p>54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832</text:p>
          </table:table-cell>
          <table:table-cell office:value-type="string">
            <text:p>NOTEBOOK ASUS <text:s/>S52N CEN1700/HDD80/COMBO/256MB 12</text:p>
          </table:table-cell>
          <table:table-cell office:value-type="float" office:value="6899">
            <text:p>68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40</text:p>
          </table:table-cell>
          <table:table-cell office:value-type="string">
            <text:p>NOTEBOOK ASUS <text:s/>STACJA DO NAP?DU CD AI-BOX/CZARNA</text:p>
          </table:table-cell>
          <table:table-cell office:value-type="float" office:value="195.99">
            <text:p>195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57</text:p>
          </table:table-cell>
          <table:table-cell office:value-type="string">
            <text:p>NOTEBOOK ASUS - <text:s/>PALMTOP KABEL ACTIVESYNC/A620-T</text:p>
          </table:table-cell>
          <table:table-cell office:value-type="float" office:value="42.99">
            <text:p>42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82</text:p>
          </table:table-cell>
          <table:table-cell office:value-type="string">
            <text:p>NOTEBOOK ASUS - <text:s/>PALMTOP KLAWIATURA 62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53</text:p>
          </table:table-cell>
          <table:table-cell office:value-type="string">
            <text:p>NOTEBOOK ASUS - <text:s/>PALMTOP POKROWIEC DO A620</text:p>
          </table:table-cell>
          <table:table-cell office:value-type="float" office:value="44.99">
            <text:p>44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2</text:p>
          </table:table-cell>
          <table:table-cell office:value-type="string">
            <text:p>NOTEBOOK ASUS - <text:s/>PALMTOP UCHWYT DO POCKET PC</text:p>
          </table:table-cell>
          <table:table-cell office:value-type="float" office:value="57.99">
            <text:p>57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48</text:p>
          </table:table-cell>
          <table:table-cell office:value-type="string">
            <text:p>NOTEBOOK ASUS - <text:s/>PALMTOP ZESTAW GPS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54</text:p>
          </table:table-cell>
          <table:table-cell office:value-type="string">
            <text:p>NOTEBOOK ASUS - <text:s/>PALMTOP ?ADOW,STACJ,A620(CRADLE</text:p>
          </table:table-cell>
          <table:table-cell office:value-type="float" office:value="115.99">
            <text:p>1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13</text:p>
          </table:table-cell>
          <table:table-cell office:value-type="string">
            <text:p>NOTEBOOK ASUS - <text:s/>POLSKA LOKALIZACJA A620/620BT</text:p>
          </table:table-cell>
          <table:table-cell office:value-type="float" office:value="89.99">
            <text:p>8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290</text:p>
          </table:table-cell>
          <table:table-cell office:value-type="string">
            <text:p>NOTEBOOK ASUS - BATERIA A2</text:p>
          </table:table-cell>
          <table:table-cell office:value-type="float" office:value="315.99">
            <text:p>3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303</text:p>
          </table:table-cell>
          <table:table-cell office:value-type="string">
            <text:p>NOTEBOOK ASUS - BATERIA DO D1 ZEWN?TRZNA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080</text:p>
          </table:table-cell>
          <table:table-cell office:value-type="string">
            <text:p>NOTEBOOK ASUS - BATERIA DO L2000D</text:p>
          </table:table-cell>
          <table:table-cell office:value-type="float" office:value="319.99">
            <text:p>31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3</text:p>
          </table:table-cell>
          <table:table-cell office:value-type="string">
            <text:p>NOTEBOOK ASUS - BATERIA DO L4</text:p>
          </table:table-cell>
          <table:table-cell office:value-type="float" office:value="339.99">
            <text:p>33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88</text:p>
          </table:table-cell>
          <table:table-cell office:value-type="string">
            <text:p>NOTEBOOK ASUS - BATERIA DO M2000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6</text:p>
          </table:table-cell>
          <table:table-cell office:value-type="string">
            <text:p>NOTEBOOK ASUS - BATERIA DO S1N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44</text:p>
          </table:table-cell>
          <table:table-cell office:value-type="string">
            <text:p>NOTEBOOK ASUS - OBUDOWA G?RNA A13B/F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715</text:p>
          </table:table-cell>
          <table:table-cell office:value-type="string">
            <text:p>NOTEBOOK ASUS - REPLIKATOR PORT?W VER,III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7</text:p>
          </table:table-cell>
          <table:table-cell office:value-type="string">
            <text:p>NOTEBOOK ASUS - ZASILACZ A2 120W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91</text:p>
          </table:table-cell>
          <table:table-cell office:value-type="string">
            <text:p>NOTEBOOK ASUS - ZASILACZ ADP 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6149</text:p>
          </table:table-cell>
          <table:table-cell office:value-type="string">
            <text:p>NOTEBOOK ASUS - ?ADOWARKA SAMOCHODOWA</text:p>
          </table:table-cell>
          <table:table-cell office:value-type="float" office:value="189.99">
            <text:p>18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87</text:p>
          </table:table-cell>
          <table:table-cell office:value-type="string">
            <text:p>NOTEBOOK ASUS - ?ADOWARKA SAMOCHODOWA L3</text:p>
          </table:table-cell>
          <table:table-cell office:value-type="float" office:value="199.99">
            <text:p>19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77</text:p>
          </table:table-cell>
          <table:table-cell office:value-type="string">
            <text:p>NOTEBOOK ASUS - ?ADOWARKA SAMOCHODOWA L3D</text:p>
          </table:table-cell>
          <table:table-cell office:value-type="float" office:value="289.99">
            <text:p>28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79</text:p>
          </table:table-cell>
          <table:table-cell office:value-type="string">
            <text:p>OBUDOWA <text:s/>PROCOMP 313G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6</text:p>
          </table:table-cell>
          <table:table-cell office:value-type="string">
            <text:p>OBUDOWA <text:s/>PROCOMP 313G C3334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5</text:p>
          </table:table-cell>
          <table:table-cell office:value-type="string">
            <text:p>OBUDOWA <text:s/>PROCOMP 313G C8811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7</text:p>
          </table:table-cell>
          <table:table-cell office:value-type="string">
            <text:p>OBUDOWA <text:s/>PROCOMP 313G C8815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96</text:p>
          </table:table-cell>
          <table:table-cell office:value-type="string">
            <text:p>OBUDOWA <text:s/>PROCOMP 313N C8806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94</text:p>
          </table:table-cell>
          <table:table-cell office:value-type="string">
            <text:p>OBUDOWA <text:s/>PROCOMP 313N C8811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95</text:p>
          </table:table-cell>
          <table:table-cell office:value-type="string">
            <text:p>OBUDOWA <text:s/>PROCOMP 313N C8815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1</text:p>
          </table:table-cell>
          <table:table-cell office:value-type="string">
            <text:p>OBUDOWA <text:s/>PROCOMP 313P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2</text:p>
          </table:table-cell>
          <table:table-cell office:value-type="string">
            <text:p>OBUDOWA <text:s/>PROCOMP 313P C2840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7</text:p>
          </table:table-cell>
          <table:table-cell office:value-type="string">
            <text:p>OBUDOWA <text:s/>PROCOMP 313Q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3</text:p>
          </table:table-cell>
          <table:table-cell office:value-type="string">
            <text:p>OBUDOWA <text:s/>PROCOMP 313Q C8801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4</text:p>
          </table:table-cell>
          <table:table-cell office:value-type="string">
            <text:p>OBUDOWA <text:s/>PROCOMP 313Q C8811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8</text:p>
          </table:table-cell>
          <table:table-cell office:value-type="string">
            <text:p>OBUDOWA <text:s/>PROCOMP 313R C2628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0</text:p>
          </table:table-cell>
          <table:table-cell office:value-type="string">
            <text:p>OBUDOWA <text:s/>PROCOMP 313R C2840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95</text:p>
          </table:table-cell>
          <table:table-cell office:value-type="string">
            <text:p>OBUDOWA <text:s/>PROCOMP 313R C8806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02</text:p>
          </table:table-cell>
          <table:table-cell office:value-type="string">
            <text:p>OBUDOWA <text:s/>PROCOMP 313R C8833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1</text:p>
          </table:table-cell>
          <table:table-cell office:value-type="string">
            <text:p>OBUDOWA <text:s/>PROCOMP 313T C2628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2</text:p>
          </table:table-cell>
          <table:table-cell office:value-type="string">
            <text:p>OBUDOWA <text:s/>PROCOMP 313T C2816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84</text:p>
          </table:table-cell>
          <table:table-cell office:value-type="string">
            <text:p>OBUDOWA <text:s/>PROCOMP 313T C8807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3</text:p>
          </table:table-cell>
          <table:table-cell office:value-type="string">
            <text:p>OBUDOWA <text:s/>PROCOMP 3160B C8801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36</text:p>
          </table:table-cell>
          <table:table-cell office:value-type="string">
            <text:p>OBUDOWA <text:s/>PROCOMP 3160B C8811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4</text:p>
          </table:table-cell>
          <table:table-cell office:value-type="string">
            <text:p>OBUDOWA <text:s/>PROCOMP 3160B C8815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35</text:p>
          </table:table-cell>
          <table:table-cell office:value-type="string">
            <text:p>OBUDOWA <text:s/>PROCOMP 3160B C8888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03</text:p>
          </table:table-cell>
          <table:table-cell office:value-type="string">
            <text:p>OBUDOWA <text:s/>PROCOMP 319A C2816 <text:s text:c="4"/>USB LONG P4 430W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3</text:p>
          </table:table-cell>
          <table:table-cell office:value-type="string">
            <text:p>OBUDOWA <text:s/>PROCOMP MODU? USB <text:s text:c="6"/>DO 313P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7</text:p>
          </table:table-cell>
          <table:table-cell office:value-type="string">
            <text:p>OBUDOWA <text:s/>PROCOMP MODU? USB <text:s text:c="6"/>DO 3160B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68</text:p>
          </table:table-cell>
          <table:table-cell office:value-type="string">
            <text:p>OBUDOWA <text:s/>PROCOMP MODU? USB+AUDIO DO 313G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7</text:p>
          </table:table-cell>
          <table:table-cell office:value-type="string">
            <text:p>OBUDOWA <text:s/>PROCOMP MODU? USB+AUDIO DO 313R/T/Q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60</text:p>
          </table:table-cell>
          <table:table-cell office:value-type="string">
            <text:p>OBUDOWA CASECOM KG-200SS <text:s text:c="11"/>LONG P4 300W</text:p>
          </table:table-cell>
          <table:table-cell office:value-type="float" office:value="74.9">
            <text:p>7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5</text:p>
          </table:table-cell>
          <table:table-cell office:value-type="string">
            <text:p>OBUDOWA JNC ARGON 4JA-8672/404U+657C <text:s text:c="4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4</text:p>
          </table:table-cell>
          <table:table-cell office:value-type="string">
            <text:p>OBUDOWA JNC ARGON 4JA-8672/6U2X+1C <text:s text:c="6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3</text:p>
          </table:table-cell>
          <table:table-cell office:value-type="string">
            <text:p>OBUDOWA JNC ARGON RJA-8672/422C+647C+1C <text:s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4</text:p>
          </table:table-cell>
          <table:table-cell office:value-type="string">
            <text:p>OBUDOWA JNC ARGON RJA-8672/422C+6U2X+1C <text:s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5</text:p>
          </table:table-cell>
          <table:table-cell office:value-type="string">
            <text:p>OBUDOWA JNC ARGON RJA-8672/422C+8181C+657C <text:s/>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174</text:p>
          </table:table-cell>
          <table:table-cell office:value-type="string">
            <text:p>OBUDOWA JNC MH30(A) SREB+B??K 422C+8181C P4 300W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18</text:p>
          </table:table-cell>
          <table:table-cell office:value-type="string">
            <text:p>OBUDOWA JNC POLON RJA-8673/1CZG+2715CF <text:s text:c="2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54</text:p>
          </table:table-cell>
          <table:table-cell office:value-type="string">
            <text:p>OBUDOWA JNC POLON RJA-8673/404U+404U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7</text:p>
          </table:table-cell>
          <table:table-cell office:value-type="string">
            <text:p>OBUDOWA JNC POLON RJA-8673/422C+404U <text:s text:c="4"/>P4 300W</text:p>
          </table:table-cell>
          <table:table-cell office:value-type="float" office:value="78.9">
            <text:p>7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12</text:p>
          </table:table-cell>
          <table:table-cell office:value-type="string">
            <text:p>OBUDOWA JNC POLON RJA-8673/422C+427C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6</text:p>
          </table:table-cell>
          <table:table-cell office:value-type="string">
            <text:p>OBUDOWA JNC POLON RJA-8673/422C+549CF <text:s text:c="3"/>P4 300W</text:p>
          </table:table-cell>
          <table:table-cell office:value-type="float" office:value="72.9">
            <text:p>72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53</text:p>
          </table:table-cell>
          <table:table-cell office:value-type="string">
            <text:p>OBUDOWA JNC POLON RJA-8673/6U2X+6U2X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7</text:p>
          </table:table-cell>
          <table:table-cell office:value-type="string">
            <text:p>OBUDOWA JNC RADON RJA-8658/1CZG+6U2X+1C <text:s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4</text:p>
          </table:table-cell>
          <table:table-cell office:value-type="string">
            <text:p>OBUDOWA JNC RADON RJA-8658/404U+1C <text:s text:c="6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6</text:p>
          </table:table-cell>
          <table:table-cell office:value-type="string">
            <text:p>OBUDOWA JNC RADON RJA-8658/422C+647CF+657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5</text:p>
          </table:table-cell>
          <table:table-cell office:value-type="string">
            <text:p>OBUDOWA JNC RADON RJA-8658/422C+8U+419C <text:s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32</text:p>
          </table:table-cell>
          <table:table-cell office:value-type="string">
            <text:p>OBUDOWA JNC RJA-8662/422C <text:s text:c="15"/>P4 300W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4</text:p>
          </table:table-cell>
          <table:table-cell office:value-type="string">
            <text:p>OBUDOWA JNC RJA-8662/422C R?CZ,TERMOMETR P4 300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3</text:p>
          </table:table-cell>
          <table:table-cell office:value-type="string">
            <text:p>OBUDOWA JNC RJA-8662/422C R?CZKA <text:s text:c="8"/>P4 300W</text:p>
          </table:table-cell>
          <table:table-cell office:value-type="float" office:value="84.9">
            <text:p>84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5</text:p>
          </table:table-cell>
          <table:table-cell office:value-type="string">
            <text:p>OBUDOWA JNC RJA-8662/422C+8U <text:s text:c="12"/>P4 300W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7</text:p>
          </table:table-cell>
          <table:table-cell office:value-type="string">
            <text:p>OBUDOWA JNC RJA-8662/422C+8U R?CZ,TERMOM,P4 300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6</text:p>
          </table:table-cell>
          <table:table-cell office:value-type="string">
            <text:p>OBUDOWA JNC RJA-8662/422C+8U R?CZKA <text:s text:c="5"/>P4 300W</text:p>
          </table:table-cell>
          <table:table-cell office:value-type="float" office:value="84.9">
            <text:p>84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19</text:p>
          </table:table-cell>
          <table:table-cell office:value-type="string">
            <text:p>OBUDOWA JNC SAMAR RJA-8675/315U <text:s text:c="9"/>P4 300W</text:p>
          </table:table-cell>
          <table:table-cell office:value-type="float" office:value="87.9">
            <text:p>87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0</text:p>
          </table:table-cell>
          <table:table-cell office:value-type="string">
            <text:p>OBUDOWA JNC SAMAR RJA-8675/404U <text:s text:c="9"/>P4 300W</text:p>
          </table:table-cell>
          <table:table-cell office:value-type="float" office:value="86.9">
            <text:p>8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5</text:p>
          </table:table-cell>
          <table:table-cell office:value-type="string">
            <text:p>OBUDOWA JNC SAMAR RJA-8675/653C <text:s text:c="9"/>P4 300W</text:p>
          </table:table-cell>
          <table:table-cell office:value-type="float" office:value="86.9">
            <text:p>8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1</text:p>
          </table:table-cell>
          <table:table-cell office:value-type="string">
            <text:p>OBUDOWA JNC XENON RJA-8666/1CZG+6U2X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8</text:p>
          </table:table-cell>
          <table:table-cell office:value-type="string">
            <text:p>OBUDOWA JNC XENON RJA-8666/404U <text:s text:c="9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9</text:p>
          </table:table-cell>
          <table:table-cell office:value-type="string">
            <text:p>OBUDOWA JNC XENON RJA-8666/404U+422C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0</text:p>
          </table:table-cell>
          <table:table-cell office:value-type="string">
            <text:p>OBUDOWA JNC XENON RJA-8666/422C+8U <text:s text:c="6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1</text:p>
          </table:table-cell>
          <table:table-cell office:value-type="string">
            <text:p>OBUDOWA JNC-MODU? USB DO 86XX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2</text:p>
          </table:table-cell>
          <table:table-cell office:value-type="string">
            <text:p>OBUDOWA JNC-MODU? USB+AUDIO DO 86XX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42</text:p>
          </table:table-cell>
          <table:table-cell office:value-type="string">
            <text:p>OBUDOWA MERCURY AQUA BLUE <text:s text:c="15"/>P4 300W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2</text:p>
          </table:table-cell>
          <table:table-cell office:value-type="string">
            <text:p>OBUDOWA MERCURY AQUA BLUE <text:s text:c="15"/>P4 350W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00</text:p>
          </table:table-cell>
          <table:table-cell office:value-type="string">
            <text:p>OBUDOWA MERCURY ELEGANT <text:s text:c="12"/>LONG P4 300W</text:p>
          </table:table-cell>
          <table:table-cell office:value-type="float" office:value="88.9">
            <text:p>88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7</text:p>
          </table:table-cell>
          <table:table-cell office:value-type="string">
            <text:p>OBUDOWA MERCURY FOCUS COFFEE/GOLD <text:s text:c="7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9</text:p>
          </table:table-cell>
          <table:table-cell office:value-type="string">
            <text:p>OBUDOWA MERCURY FOCUS CZARNY <text:s text:c="12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8</text:p>
          </table:table-cell>
          <table:table-cell office:value-type="string">
            <text:p>OBUDOWA MERCURY FOCUS SREBRNY <text:s text:c="11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02</text:p>
          </table:table-cell>
          <table:table-cell office:value-type="string">
            <text:p>OBUDOWA MERCURY PRIMO PRZE?WEN,USB LONG P4 300W</text:p>
          </table:table-cell>
          <table:table-cell office:value-type="float" office:value="104.9">
            <text:p>10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12</text:p>
          </table:table-cell>
          <table:table-cell office:value-type="string">
            <text:p>OBUDOWA MERCURY-MODU? USB + AUDIO DO ELEGANT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0</text:p>
          </table:table-cell>
          <table:table-cell office:value-type="string">
            <text:p>OBUDOWA MERCURY-MODU? USB + AUDIO DO FOCUS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65</text:p>
          </table:table-cell>
          <table:table-cell office:value-type="string">
            <text:p>OBUDOWA MERCURY-MODU? USB + AUDIO DO TOPAZ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0</text:p>
          </table:table-cell>
          <table:table-cell office:value-type="string">
            <text:p>OBUDOWA RACK 19 4U SERWER"</text:p>
          </table:table-cell>
          <table:table-cell office:value-type="float" office:value="529.2">
            <text:p>529,2</text:p>
          </table:table-cell>
          <table:table-cell table:number-columns-repeated="2" office:value-type="float" office:value="1">
            <text:p>1</text:p>
          </table:table-cell>
          <table:table-cell table:number-columns-repeated="578"/>
        </table:table-row>
        <table:table-row table:style-name="ro3">
          <table:table-cell table:number-columns-repeated="2"/>
          <table:table-cell table:style-name="ce6"/>
          <table:table-cell table:number-columns-repeated="4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12</text:p>
          </table:table-cell>
          <table:table-cell office:value-type="string">
            <text:p>OBUDOWA-TUNNING ?IEC?CY KABEL FIOLETOWY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16</text:p>
          </table:table-cell>
          <table:table-cell office:value-type="string">
            <text:p>OBUDOWA-TUNNING ?IEC?CY KABEL NIEBIESKO-ZIELON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13</text:p>
          </table:table-cell>
          <table:table-cell office:value-type="string">
            <text:p>OBUDOWA-TUNNING ?IEC?CY KABEL ZIELON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11</text:p>
          </table:table-cell>
          <table:table-cell office:value-type="string">
            <text:p>OBUDOWA-TUNNING ?IEC?CY KABEL ???T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98</text:p>
          </table:table-cell>
          <table:table-cell office:value-type="string">
            <text:p>PAMI?? DDRAM 1024MB/PC 400/(2*512)TWINMOS <text:s/>CL2,5</text:p>
          </table:table-cell>
          <table:table-cell office:value-type="float" office:value="759.99">
            <text:p>75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146</text:p>
          </table:table-cell>
          <table:table-cell office:value-type="string">
            <text:p>PAMI?? DDRAM 1024MB/PC 500/(2*512)T,-TWIST,CL2,5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2</text:p>
          </table:table-cell>
          <table:table-cell office:value-type="string">
            <text:p>PAMI?? DDRAM 256MB /PC 266/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3</text:p>
          </table:table-cell>
          <table:table-cell office:value-type="string">
            <text:p>PAMI?? DDRAM 256MB /PC 333/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39</text:p>
          </table:table-cell>
          <table:table-cell office:value-type="string">
            <text:p>PAMI?? DDRAM 256MB /PC 333/ TWINMOS BOX</text:p>
          </table:table-cell>
          <table:table-cell office:value-type="float" office:value="159.99">
            <text:p>15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96</text:p>
          </table:table-cell>
          <table:table-cell office:value-type="string">
            <text:p>PAMI?? DDRAM 256MB /PC 400/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02</text:p>
          </table:table-cell>
          <table:table-cell office:value-type="string">
            <text:p>PAMI?? DDRAM 256MB /PC 400/ T,-TWISTER BOX CL2</text:p>
          </table:table-cell>
          <table:table-cell office:value-type="float" office:value="239.99">
            <text:p>23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79</text:p>
          </table:table-cell>
          <table:table-cell office:value-type="string">
            <text:p>PAMI?? DDRAM 256MB /PC 400/ TWINMOS BOX <text:s text:c="3"/>CL2,5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03</text:p>
          </table:table-cell>
          <table:table-cell office:value-type="string">
            <text:p>PAMI?? DDRAM 256MB /PC 500/ T,-TWISTER BOX CL2,5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4</text:p>
          </table:table-cell>
          <table:table-cell office:value-type="string">
            <text:p>PAMI?? DDRAM 512MB /PC 266/</text:p>
          </table:table-cell>
          <table:table-cell office:value-type="float" office:value="309.99">
            <text:p>30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109</text:p>
          </table:table-cell>
          <table:table-cell office:value-type="string">
            <text:p>PAMI?? DDRAM 512MB /PC 266/ WIECZYSTA GWARANCJA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5</text:p>
          </table:table-cell>
          <table:table-cell office:value-type="string">
            <text:p>PAMI?? DDRAM 512MB /PC 333/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40</text:p>
          </table:table-cell>
          <table:table-cell office:value-type="string">
            <text:p>PAMI?? DDRAM 512MB /PC 333/ TWINMOS BOX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003</text:p>
          </table:table-cell>
          <table:table-cell office:value-type="string">
            <text:p>PAMI?? DDRAM 512MB /PC 400/ T,-TWISTER BOX CL2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41</text:p>
          </table:table-cell>
          <table:table-cell office:value-type="string">
            <text:p>PAMI?? DDRAM 512MB /PC 400/ TWINMOS BOX <text:s text:c="3"/>CL2,5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98</text:p>
          </table:table-cell>
          <table:table-cell office:value-type="string">
            <text:p>PAMI?? DDRAM 512MB /PC 400/(2*256)TWINMOS <text:s/>CL2,5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01</text:p>
          </table:table-cell>
          <table:table-cell office:value-type="string">
            <text:p>PAMI?? DDRAM 512MB /PC 433/ T,-TWISTER BOX CL2</text:p>
          </table:table-cell>
          <table:table-cell office:value-type="float" office:value="429.99">
            <text:p>42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102</text:p>
          </table:table-cell>
          <table:table-cell office:value-type="string">
            <text:p>PAMI?? DDRAM 512MB /PC 466/ T,-TWISTER BOX CL2,5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216</text:p>
          </table:table-cell>
          <table:table-cell office:value-type="string">
            <text:p>PAMI?? DDRAM 512MB /PC 466/ TWINMOS BOX <text:s text:c="3"/>CL2,5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3</text:p>
          </table:table-cell>
          <table:table-cell office:value-type="string">
            <text:p>PAMI?? DDRAM 512MB /PC 466/(2*256)T,-TWIST,CL2,5</text:p>
          </table:table-cell>
          <table:table-cell office:value-type="float" office:value="499.99">
            <text:p>4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0</text:p>
          </table:table-cell>
          <table:table-cell office:value-type="string">
            <text:p>PAMI?? DDRAM 512MB /PC 500/ T,-TWISTER BOX CL2,5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5</text:p>
          </table:table-cell>
          <table:table-cell office:value-type="string">
            <text:p>PAMI?? DDRAM 512MB /PC 500/(2*256)T,-TWIST,CL2,5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0</text:p>
          </table:table-cell>
          <table:table-cell office:value-type="string">
            <text:p>PAMI?? DDRAM DO NOTEB,256MB/PC333/TWINM, USODIMM</text:p>
          </table:table-cell>
          <table:table-cell office:value-type="float" office:value="239.99">
            <text:p>23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3</text:p>
          </table:table-cell>
          <table:table-cell office:value-type="string">
            <text:p>PAMI?? DDRAM DO NOTEBOOKA 128MB /PC 266/ TWINMOS</text:p>
          </table:table-cell>
          <table:table-cell office:value-type="float" office:value="84.99">
            <text:p>8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8</text:p>
          </table:table-cell>
          <table:table-cell office:value-type="string">
            <text:p>PAMI?? DDRAM DO NOTEBOOKA 256MB /PC 266/ TWINMOS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97</text:p>
          </table:table-cell>
          <table:table-cell office:value-type="string">
            <text:p>PAMI?? DDRAM DO NOTEBOOKA 256MB /PC 333/ TWINMOS</text:p>
          </table:table-cell>
          <table:table-cell office:value-type="float" office:value="169.99">
            <text:p>1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52</text:p>
          </table:table-cell>
          <table:table-cell office:value-type="string">
            <text:p>PAMI?? DDRAM DO NOTEBOOKA 256MB /PC 400/ TWINMOS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4</text:p>
          </table:table-cell>
          <table:table-cell office:value-type="string">
            <text:p>PAMI?? DDRAM DO NOTEBOOKA 512MB /PC 266/ TWINMOS</text:p>
          </table:table-cell>
          <table:table-cell office:value-type="float" office:value="399.99">
            <text:p>3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51</text:p>
          </table:table-cell>
          <table:table-cell office:value-type="string">
            <text:p>PAMI?? DDRAM DO NOTEBOOKA 512MB /PC 333/ T,TWIST</text:p>
          </table:table-cell>
          <table:table-cell office:value-type="float" office:value="419.99">
            <text:p>41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98</text:p>
          </table:table-cell>
          <table:table-cell office:value-type="string">
            <text:p>PAMI?? DDRAM DO NOTEBOOKA 512MB /PC 333/ TWINMOS</text:p>
          </table:table-cell>
          <table:table-cell office:value-type="float" office:value="419.99">
            <text:p>4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5</text:p>
          </table:table-cell>
          <table:table-cell office:value-type="string">
            <text:p>PAMI?? FLASH - COMPACT FLASH <text:s/>128MB TWINMOS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31</text:p>
          </table:table-cell>
          <table:table-cell office:value-type="string">
            <text:p>PAMI?? FLASH - COMPACT FLASH <text:s/>2,2GB HARD DISK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51</text:p>
          </table:table-cell>
          <table:table-cell office:value-type="string">
            <text:p>PAMI?? FLASH - COMPACT FLASH <text:s/>256MB TWINMOS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85</text:p>
          </table:table-cell>
          <table:table-cell office:value-type="string">
            <text:p>PAMI?? FLASH - COMPACT FLASH <text:s/>512MB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17</text:p>
          </table:table-cell>
          <table:table-cell office:value-type="string">
            <text:p>PAMI?? FLASH - COMPACT FLASH 1024MB TWINMOS</text:p>
          </table:table-cell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943</text:p>
          </table:table-cell>
          <table:table-cell office:value-type="string">
            <text:p>PAMI?? FLASH - CZYTNIK COMPACT FLASH PCMCIA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00</text:p>
          </table:table-cell>
          <table:table-cell office:value-type="string">
            <text:p>PAMI?? FLASH - CZYTNIK UNIWERSAL,6W1 ZEW,USB2,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45</text:p>
          </table:table-cell>
          <table:table-cell office:value-type="string">
            <text:p>PAMI?? FLASH - CZYTNIK UNIWERSALNY 6W1 ZEW USB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80</text:p>
          </table:table-cell>
          <table:table-cell office:value-type="string">
            <text:p>PAMI?? FLASH - MEMORY STICK <text:s/>64MB TWINMOS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268</text:p>
          </table:table-cell>
          <table:table-cell office:value-type="string">
            <text:p>PAMI?? FLASH - MEMORY STICK 256MB TWINMOS</text:p>
          </table:table-cell>
          <table:table-cell office:value-type="float" office:value="323.55">
            <text:p>323,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1</text:p>
          </table:table-cell>
          <table:table-cell office:value-type="string">
            <text:p>PAMI?? FLASH - MULTI MEDIA CARD 256MB TWINMOS</text:p>
          </table:table-cell>
          <table:table-cell office:value-type="float" office:value="269.99">
            <text:p>2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92</text:p>
          </table:table-cell>
          <table:table-cell office:value-type="string">
            <text:p>PAMI?? FLASH - PENDRIVE <text:s/>128MB MP3 MERCURY+RADIO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00</text:p>
          </table:table-cell>
          <table:table-cell office:value-type="string">
            <text:p>PAMI?? FLASH - PENDRIVE <text:s/>256MB USB 2,0 <text:s text:c="2"/>TWINMOS</text:p>
          </table:table-cell>
          <table:table-cell office:value-type="float" office:value="269.99">
            <text:p>2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82</text:p>
          </table:table-cell>
          <table:table-cell office:value-type="string">
            <text:p>PAMI?? FLASH - PENDRIVE <text:s/>512MB USB 2,0 <text:s text:c="2"/>TWINMOS</text:p>
          </table:table-cell>
          <table:table-cell office:value-type="float" office:value="539.99">
            <text:p>53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9</text:p>
          </table:table-cell>
          <table:table-cell office:value-type="string">
            <text:p>PAMI?? FLASH - PENDRIVE 1024MB USB 2,0 <text:s text:c="2"/>TWINMOS</text:p>
          </table:table-cell>
          <table:table-cell office:value-type="float" office:value="999.99">
            <text:p>9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76</text:p>
          </table:table-cell>
          <table:table-cell office:value-type="string">
            <text:p>PAMI?? FLASH - SECURE DIGITAL 128MB TWINMOS</text:p>
          </table:table-cell>
          <table:table-cell office:value-type="float" office:value="149.99">
            <text:p>14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686</text:p>
          </table:table-cell>
          <table:table-cell office:value-type="string">
            <text:p>PAMI?? FLASH - SECURE DIGITAL 256MB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77</text:p>
          </table:table-cell>
          <table:table-cell office:value-type="string">
            <text:p>PAMI?? FLASH - SECURE DIGITAL 256MB TWINMOS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65</text:p>
          </table:table-cell>
          <table:table-cell office:value-type="string">
            <text:p>PAMI?? FLASH - SECURE DIGITAL 512MB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98</text:p>
          </table:table-cell>
          <table:table-cell office:value-type="string">
            <text:p>PAMI?? FLASH - SMART MEDIA 128MB TWINMOS</text:p>
          </table:table-cell>
          <table:table-cell office:value-type="float" office:value="169.99">
            <text:p>1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0</text:p>
          </table:table-cell>
          <table:table-cell office:value-type="string">
            <text:p>PAMI?? FLASH - XDC 128MB TWINMOS</text:p>
          </table:table-cell>
          <table:table-cell office:value-type="float" office:value="229.99">
            <text:p>2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89</text:p>
          </table:table-cell>
          <table:table-cell office:value-type="string">
            <text:p>PAMI?? FLASH - XDC 256MB TWINMOS</text:p>
          </table:table-cell>
          <table:table-cell office:value-type="float" office:value="459.99">
            <text:p>4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17</text:p>
          </table:table-cell>
          <table:table-cell office:value-type="string">
            <text:p>PAMI?? RDRAM 256MB /PC1066/ 16BIT SAMSUNG</text:p>
          </table:table-cell>
          <table:table-cell office:value-type="float" office:value="469.99">
            <text:p>4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326</text:p>
          </table:table-cell>
          <table:table-cell office:value-type="string">
            <text:p>PAMI?? SDRAM 128MB /PC 133/</text:p>
          </table:table-cell>
          <table:table-cell office:value-type="float" office:value="88.99">
            <text:p>88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36</text:p>
          </table:table-cell>
          <table:table-cell office:value-type="string">
            <text:p>PAMI?? SDRAM 128MB /PC 133/ TWINMOS BOX</text:p>
          </table:table-cell>
          <table:table-cell office:value-type="float" office:value="99.99">
            <text:p>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4516</text:p>
          </table:table-cell>
          <table:table-cell office:value-type="string">
            <text:p>PAMI?? SDRAM 256MB /PC 100/</text:p>
          </table:table-cell>
          <table:table-cell office:value-type="float" office:value="199.99">
            <text:p>1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7</text:p>
          </table:table-cell>
          <table:table-cell office:value-type="string">
            <text:p>PAMI?? SDRAM 256MB /PC 133/</text:p>
          </table:table-cell>
          <table:table-cell office:value-type="float" office:value="179.99">
            <text:p>17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8</text:p>
          </table:table-cell>
          <table:table-cell office:value-type="string">
            <text:p>PAMI?? SDRAM 512MB /PC 133/</text:p>
          </table:table-cell>
          <table:table-cell office:value-type="float" office:value="269.99">
            <text:p>2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13</text:p>
          </table:table-cell>
          <table:table-cell office:value-type="string">
            <text:p>PAMI?? SDRAM 512MB /PC 133/ TWINMOS BOX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302</text:p>
          </table:table-cell>
          <table:table-cell office:value-type="string">
            <text:p>PAPIER INK-MATE FOLIA BEZBARWNA /50/A4 IOF450</text:p>
          </table:table-cell>
          <table:table-cell office:value-type="float" office:value="50.54">
            <text:p>50,5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301</text:p>
          </table:table-cell>
          <table:table-cell office:value-type="string">
            <text:p>PAPIER INK-MATE FOLIA BIA?A GLOSSY 15/A4 IGF415</text:p>
          </table:table-cell>
          <table:table-cell office:value-type="float" office:value="19.95">
            <text:p>19,9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82</text:p>
          </table:table-cell>
          <table:table-cell office:value-type="string">
            <text:p>PLAYER BENQ JOYBEE 120-128MB</text:p>
          </table:table-cell>
          <table:table-cell office:value-type="float" office:value="629.99">
            <text:p>6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83</text:p>
          </table:table-cell>
          <table:table-cell office:value-type="string">
            <text:p>PLAYER BENQ JOYBEE 150-128MB</text:p>
          </table:table-cell>
          <table:table-cell office:value-type="float" office:value="699.99">
            <text:p>6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6</text:p>
          </table:table-cell>
          <table:table-cell office:value-type="string">
            <text:p>PODK?ADKA POD MYSZ EASYTOUCH FOTO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7</text:p>
          </table:table-cell>
          <table:table-cell office:value-type="string">
            <text:p>PODK?ADKA POD MYSZ EASYTOUCH FOTO PACZKA 34SZT</text:p>
          </table:table-cell>
          <table:table-cell office:value-type="float" office:value="40.8">
            <text:p>40,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4</text:p>
          </table:table-cell>
          <table:table-cell office:value-type="string">
            <text:p>PODK?ADKA POD MYSZ PROCOMP PUSZYSTA BERTA""</text:p>
          </table:table-cell>
          <table:table-cell office:value-type="float" office:value="2.99">
            <text:p>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16</text:p>
          </table:table-cell>
          <table:table-cell office:value-type="string">
            <text:p>PROCESOR AMD ATHLON XP 2000+(1667)/266</text:p>
          </table:table-cell>
          <table:table-cell office:value-type="float" office:value="201.99">
            <text:p>20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88</text:p>
          </table:table-cell>
          <table:table-cell office:value-type="string">
            <text:p>PROCESOR AMD ATHLON XP 2200+(1800)/266</text:p>
          </table:table-cell>
          <table:table-cell office:value-type="float" office:value="224.99">
            <text:p>22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91</text:p>
          </table:table-cell>
          <table:table-cell office:value-type="string">
            <text:p>PROCESOR AMD ATHLON XP 2400+(1933)/266</text:p>
          </table:table-cell>
          <table:table-cell office:value-type="float" office:value="248.99">
            <text:p>24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32</text:p>
          </table:table-cell>
          <table:table-cell office:value-type="string">
            <text:p>PROCESOR AMD ATHLON XP 2600+(2083)/333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11</text:p>
          </table:table-cell>
          <table:table-cell office:value-type="string">
            <text:p>PROCESOR AMD ATHLON XP BARTON 2500+(1833)/333</text:p>
          </table:table-cell>
          <table:table-cell office:value-type="float" office:value="286.99">
            <text:p>28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41</text:p>
          </table:table-cell>
          <table:table-cell office:value-type="string">
            <text:p>PROCESOR AMD ATHLON XP BARTON 2800+(2083)/333</text:p>
          </table:table-cell>
          <table:table-cell office:value-type="float" office:value="435.99">
            <text:p>43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241</text:p>
          </table:table-cell>
          <table:table-cell office:value-type="string">
            <text:p>PROCESOR AMD DURON 1600/266/SOCA</text:p>
          </table:table-cell>
          <table:table-cell office:value-type="float" office:value="143.49">
            <text:p>143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4</text:p>
          </table:table-cell>
          <table:table-cell office:value-type="string">
            <text:p>PROCESOR AMD DURON 1800/266/SOCA</text:p>
          </table:table-cell>
          <table:table-cell office:value-type="float" office:value="159.99">
            <text:p>1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682</text:p>
          </table:table-cell>
          <table:table-cell office:value-type="string">
            <text:p>PROCESOR INTEL CELERON 1700/400/C128 S478 OEM</text:p>
          </table:table-cell>
          <table:table-cell office:value-type="float" office:value="197.99">
            <text:p>19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31</text:p>
          </table:table-cell>
          <table:table-cell office:value-type="string">
            <text:p>PROCESOR INTEL CELERON 2000/400/C128 S478 BOX</text:p>
          </table:table-cell>
          <table:table-cell office:value-type="float" office:value="245.99">
            <text:p>24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64</text:p>
          </table:table-cell>
          <table:table-cell office:value-type="string">
            <text:p>PROCESOR INTEL CELERON 2000/400/C128 S478 OEM</text:p>
          </table:table-cell>
          <table:table-cell office:value-type="float" office:value="222.99">
            <text:p>222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550</text:p>
          </table:table-cell>
          <table:table-cell office:value-type="string">
            <text:p>PROCESOR INTEL CELERON 2400/400/C128 S478 BOX</text:p>
          </table:table-cell>
          <table:table-cell office:value-type="float" office:value="261.99">
            <text:p>26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9</text:p>
          </table:table-cell>
          <table:table-cell office:value-type="string">
            <text:p>PROCESOR INTEL CELERON 2600/400/C128 S478 OEM</text:p>
          </table:table-cell>
          <table:table-cell office:value-type="float" office:value="287.99">
            <text:p>28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603</text:p>
          </table:table-cell>
          <table:table-cell office:value-type="string">
            <text:p>PROCESOR INTEL P4 2400/533/C1024/S478 BOX</text:p>
          </table:table-cell>
          <table:table-cell office:value-type="float" office:value="529.99">
            <text:p>5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98</text:p>
          </table:table-cell>
          <table:table-cell office:value-type="string">
            <text:p>PROCESOR INTEL P4 2800/533/C512/S478 BOX</text:p>
          </table:table-cell>
          <table:table-cell office:value-type="float" office:value="623.99">
            <text:p>62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0</text:p>
          </table:table-cell>
          <table:table-cell office:value-type="string">
            <text:p>PROCESOR INTEL P4 2800/800/C1024/S478/HT BOX</text:p>
          </table:table-cell>
          <table:table-cell office:value-type="float" office:value="696.99">
            <text:p>69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90</text:p>
          </table:table-cell>
          <table:table-cell office:value-type="string">
            <text:p>PROCESOR INTEL P4 2800/800/C512/S478/HT BOX</text:p>
          </table:table-cell>
          <table:table-cell office:value-type="float" office:value="685.99">
            <text:p>68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65</text:p>
          </table:table-cell>
          <table:table-cell office:value-type="string">
            <text:p>PROCESOR INTEL P4 3000/800/C512/S478/HT BOX</text:p>
          </table:table-cell>
          <table:table-cell office:value-type="float" office:value="834.99">
            <text:p>83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319</text:p>
          </table:table-cell>
          <table:table-cell office:value-type="string">
            <text:p>PROCOMP KOMPUTER - ZESTAW POMOCNICZY NR 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7318</text:p>
          </table:table-cell>
          <table:table-cell office:value-type="string">
            <text:p>PROCOMP KOMPUTER - ZESTAW POMOCNICZY NR 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356</text:p>
          </table:table-cell>
          <table:table-cell office:value-type="string">
            <text:p>PROD,CZYSZ, EASYTOUCH KCD-272-CD P?YTA CZ,</text:p>
          </table:table-cell>
          <table:table-cell office:value-type="float" office:value="8.35">
            <text:p>8,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4796</text:p>
          </table:table-cell>
          <table:table-cell office:value-type="string">
            <text:p>PROD,CZYSZ, EASYTOUCH KCD-282-CD P?YTA CZ,(WET)</text:p>
          </table:table-cell>
          <table:table-cell office:value-type="float" office:value="9.99">
            <text:p>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282</text:p>
          </table:table-cell>
          <table:table-cell office:value-type="string">
            <text:p>PROD,CZYSZ, EASYTOUCH KY-002-DVD P?YTA CZ,</text:p>
          </table:table-cell>
          <table:table-cell office:value-type="float" office:value="14.4">
            <text:p>14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517</text:p>
          </table:table-cell>
          <table:table-cell office:value-type="string">
            <text:p>PROD,CZYSZ, PIANKA DO EKRAN?W TECHNICAL 400ML</text:p>
          </table:table-cell>
          <table:table-cell office:value-type="float" office:value="6.36">
            <text:p>6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518</text:p>
          </table:table-cell>
          <table:table-cell office:value-type="string">
            <text:p>PROD,CZYSZ, PIANKA DO PLASTIKU TECHNICAL 400ML</text:p>
          </table:table-cell>
          <table:table-cell office:value-type="float" office:value="6.36">
            <text:p>6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93</text:p>
          </table:table-cell>
          <table:table-cell office:value-type="string">
            <text:p>PROD,CZYSZ, SEVEN SPR??ONE POWIETRZE 400ML</text:p>
          </table:table-cell>
          <table:table-cell office:value-type="float" office:value="8.21">
            <text:p>8,21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858</text:p>
          </table:table-cell>
          <table:table-cell office:value-type="string">
            <text:p>PROD,CZYSZ, TA?A HP C5709A DO STREAMERA DDS2</text:p>
          </table:table-cell>
          <table:table-cell office:value-type="float" office:value="29.99">
            <text:p>2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073</text:p>
          </table:table-cell>
          <table:table-cell office:value-type="string">
            <text:p>PROD,CZYSZ, ZESTAW CZYSZCZ?CZY PC11</text:p>
          </table:table-cell>
          <table:table-cell office:value-type="float" office:value="19.99">
            <text:p>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16</text:p>
          </table:table-cell>
          <table:table-cell office:value-type="string">
            <text:p>PROGRAM ANTYWIRUSOWY NOD32 5-U?YTKOWNIK?W PL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3183</text:p>
          </table:table-cell>
          <table:table-cell office:value-type="string">
            <text:p>PROGRAM ANTYWIRUSOWY NOD32 PL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676</text:p>
          </table:table-cell>
          <table:table-cell office:value-type="string">
            <text:p>PROGRAM DUKAT - PROGRAM HANDLOWY /DOS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14</text:p>
          </table:table-cell>
          <table:table-cell office:value-type="string">
            <text:p>PROGRAM GRATYFIKANT 3 /DOS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715</text:p>
          </table:table-cell>
          <table:table-cell office:value-type="string">
            <text:p>PROGRAM GRATYFIKANT 3 /DOS UPGRADE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55</text:p>
          </table:table-cell>
          <table:table-cell office:value-type="string">
            <text:p>PROGRAM KONSULTANT DO RACHMISTRZA 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350</text:p>
          </table:table-cell>
          <table:table-cell office:value-type="string">
            <text:p>PROGRAM KONSULTANT DO RACHMISTRZA GT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09</text:p>
          </table:table-cell>
          <table:table-cell office:value-type="string">
            <text:p>PROGRAM KONSULTANT DO SUBIEKTA GT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749</text:p>
          </table:table-cell>
          <table:table-cell office:value-type="string">
            <text:p>PROGRAM MIKROSUBIEKT-PRZED?,LICENCJI DOS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312</text:p>
          </table:table-cell>
          <table:table-cell office:value-type="string">
            <text:p>PROGRAM MIKROSUBIEKT-UPROSZCZONY SYSTEM /DOS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329</text:p>
          </table:table-cell>
          <table:table-cell office:value-type="string">
            <text:p>PROGRAM MIKROSUBIEKT-UPROSZCZONY SYSTEM /WINDOWS</text:p>
          </table:table-cell>
          <table:table-cell office:value-type="float" office:value="97.5">
            <text:p>97,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02</text:p>
          </table:table-cell>
          <table:table-cell office:value-type="string">
            <text:p>PROGRAM RACHMISTRZ 4 /DOS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00</text:p>
          </table:table-cell>
          <table:table-cell office:value-type="string">
            <text:p>PROGRAM RACHMISTRZ GT - ROZSZERZENIE O 3 STANOW,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63</text:p>
          </table:table-cell>
          <table:table-cell office:value-type="string">
            <text:p>PROGRAM RACHMISTRZ GT /WINDOWS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751</text:p>
          </table:table-cell>
          <table:table-cell office:value-type="string">
            <text:p>PROGRAM REWIZOR 3 /WINDOWS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99</text:p>
          </table:table-cell>
          <table:table-cell office:value-type="string">
            <text:p>PROGRAM REWIZOR 3 EURO</text:p>
          </table:table-cell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180</text:p>
          </table:table-cell>
          <table:table-cell office:value-type="string">
            <text:p>PROGRAM SUBIEKT 5 /DOS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63</text:p>
          </table:table-cell>
          <table:table-cell office:value-type="string">
            <text:p>PROGRAM SUBIEKT 5 UPGRADE 4-&gt;5 /DOS</text:p>
          </table:table-cell>
          <table:table-cell office:value-type="float" office:value="256.75">
            <text:p>256,7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62</text:p>
          </table:table-cell>
          <table:table-cell office:value-type="string">
            <text:p>PROGRAM SUBIEKT GT /WINDOWS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2</text:p>
          </table:table-cell>
          <table:table-cell office:value-type="string">
            <text:p>PRZE??CZNIK DANYCH CBT-21C 2/1 AUTO, BITRONICS</text:p>
          </table:table-cell>
          <table:table-cell office:value-type="float" office:value="93.07">
            <text:p>93,0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28</text:p>
          </table:table-cell>
          <table:table-cell office:value-type="string">
            <text:p>PRZE??CZNIK DANYCH LPT 2/1</text:p>
          </table:table-cell>
          <table:table-cell office:value-type="float" office:value="15.12">
            <text:p>15,1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1</text:p>
          </table:table-cell>
          <table:table-cell office:value-type="string">
            <text:p>PRZE??CZNIK DANYCH LPT 2/1 AUTO</text:p>
          </table:table-cell>
          <table:table-cell office:value-type="float" office:value="21.9">
            <text:p>21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0</text:p>
          </table:table-cell>
          <table:table-cell office:value-type="string">
            <text:p>PRZE??CZNIK DANYCH LPT 4/1</text:p>
          </table:table-cell>
          <table:table-cell office:value-type="float" office:value="39.06">
            <text:p>39,0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022</text:p>
          </table:table-cell>
          <table:table-cell office:value-type="string">
            <text:p>PRZE??CZNIK DANYCH LPT 4/1 AUTO BITRONICS</text:p>
          </table:table-cell>
          <table:table-cell office:value-type="float" office:value="110.4">
            <text:p>110,4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743</text:p>
          </table:table-cell>
          <table:table-cell office:value-type="string">
            <text:p>PRZE??CZNIK DANYCH PS/2 2KOMP-&gt;1MON/1KLAW/1MYSZ</text:p>
          </table:table-cell>
          <table:table-cell office:value-type="float" office:value="31.2">
            <text:p>31,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382</text:p>
          </table:table-cell>
          <table:table-cell office:value-type="string">
            <text:p>PRZE??CZNIK DANYCH PS/2 4KOMP-&gt;1MON/1KLAW/1MYSZ</text:p>
          </table:table-cell>
          <table:table-cell office:value-type="float" office:value="46.8">
            <text:p>46,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247</text:p>
          </table:table-cell>
          <table:table-cell office:value-type="string">
            <text:p>PRZE??CZNIK DANYCH RS232 2/1 (3*9F)</text:p>
          </table:table-cell>
          <table:table-cell office:value-type="float" office:value="19.4">
            <text:p>19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0</text:p>
          </table:table-cell>
          <table:table-cell office:value-type="string">
            <text:p>PRZE??CZNIK DANYCH USB 2*PC -&gt; 1*URZ?DZ, AUTO</text:p>
          </table:table-cell>
          <table:table-cell office:value-type="float" office:value="63.7">
            <text:p>63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1</text:p>
          </table:table-cell>
          <table:table-cell office:value-type="string">
            <text:p>PRZE??CZNIK DANYCH USB 4*PC -&gt; 1*URZ?DZ, AUTO</text:p>
          </table:table-cell>
          <table:table-cell office:value-type="float" office:value="102.7">
            <text:p>102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1</text:p>
          </table:table-cell>
          <table:table-cell office:value-type="string">
            <text:p>PUDE?KO EASYTOUCH ETUI NA 208CD 208M <text:s/>MATERIA?</text:p>
          </table:table-cell>
          <table:table-cell office:value-type="float" office:value="27.47">
            <text:p>27,4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4</text:p>
          </table:table-cell>
          <table:table-cell office:value-type="string">
            <text:p>PUDE?KO EASYTOUCH ETUI NA 24CD <text:s/>24PN <text:s/>PIANKA</text:p>
          </table:table-cell>
          <table:table-cell office:value-type="float" office:value="6.97">
            <text:p>6,9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5</text:p>
          </table:table-cell>
          <table:table-cell office:value-type="string">
            <text:p>PUDE?KO EASYTOUCH ETUI NA 48CD <text:s/>48MCC MATERIA?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6</text:p>
          </table:table-cell>
          <table:table-cell office:value-type="string">
            <text:p>PUDE?KO EASYTOUCH ETUI NA 48CD <text:s/>48P <text:s text:c="2"/>PIANKA</text:p>
          </table:table-cell>
          <table:table-cell office:value-type="float" office:value="10.62">
            <text:p>10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7</text:p>
          </table:table-cell>
          <table:table-cell office:value-type="string">
            <text:p>PUDE?KO EASYTOUCH ETUI NA 48CD <text:s/>48S <text:s text:c="2"/>SK?RA</text:p>
          </table:table-cell>
          <table:table-cell office:value-type="float" office:value="9.62">
            <text:p>9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8</text:p>
          </table:table-cell>
          <table:table-cell office:value-type="string">
            <text:p>PUDE?KO EASYTOUCH ETUI NA 96CD <text:s/>96M <text:s text:c="2"/>MATERIA?</text:p>
          </table:table-cell>
          <table:table-cell office:value-type="float" office:value="17.75">
            <text:p>17,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53</text:p>
          </table:table-cell>
          <table:table-cell office:value-type="string">
            <text:p>P?YTA <text:s/>PROCOMP P4X400DB S478B D?I?K ATA133 OEM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33</text:p>
          </table:table-cell>
          <table:table-cell office:value-type="string">
            <text:p>P?YTA <text:s/>PROCOMP P4XFCU P4X266E S478B D?USB2 OEM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86</text:p>
          </table:table-cell>
          <table:table-cell office:value-type="string">
            <text:p>P?YTA EPOX <text:s/>P4MKI P4M266A S478B VGA/D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01</text:p>
          </table:table-cell>
          <table:table-cell office:value-type="string">
            <text:p>P?YTA EPOX <text:s/>P4X400D P4X400 S478B D?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96</text:p>
          </table:table-cell>
          <table:table-cell office:value-type="string">
            <text:p>P?YTA EPOX 4BDA533 I845D S478B D?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448</text:p>
          </table:table-cell>
          <table:table-cell office:value-type="string">
            <text:p>P?YTA EPOX 4PCA3+ I875P S478B D?/SIE?/SATA/RAID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0</text:p>
          </table:table-cell>
          <table:table-cell office:value-type="string">
            <text:p>P?YTA EPOX 4PDA3I I865PE S478B D?/SIE?/SATA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7</text:p>
          </table:table-cell>
          <table:table-cell office:value-type="string">
            <text:p>P?YTA EPOX 4PDA5+ I865PE S478B D?/SIE?/SATA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45</text:p>
          </table:table-cell>
          <table:table-cell office:value-type="string">
            <text:p>P?YTA EPOX 4PEA9I 845PE S478B D?/SIE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40</text:p>
          </table:table-cell>
          <table:table-cell office:value-type="string">
            <text:p>P?YTA EPOX 4PEAD I845PE S478B D?</text:p>
          </table:table-cell>
          <table:table-cell office:value-type="float" office:value="209.99">
            <text:p>20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271</text:p>
          </table:table-cell>
          <table:table-cell office:value-type="string">
            <text:p>P?YTA EPOX 4PLAI I848PE S478B D?/SIE?/SATA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3</text:p>
          </table:table-cell>
          <table:table-cell office:value-type="string">
            <text:p>P?YTA EPOX 8HDA3+ K8T800 S754 D?I?K/SIE?/SATA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95</text:p>
          </table:table-cell>
          <table:table-cell office:value-type="string">
            <text:p>P?YTA EPOX 8K9A7I KT400A SOCA SATA/AGP8/SIE?/D?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92</text:p>
          </table:table-cell>
          <table:table-cell office:value-type="string">
            <text:p>P?YTA EPOX 8KMM3I KM400 SOCA VGA/D?/SIE?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0</text:p>
          </table:table-cell>
          <table:table-cell office:value-type="string">
            <text:p>P?YTA EPOX 8KRAI KT600 SOCA 8X D?/SIE?/SATA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0</text:p>
          </table:table-cell>
          <table:table-cell office:value-type="string">
            <text:p>P?YTA EPOX 8RDA+ NFORCE2 SOCA AGP8 D?SI/FIREW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27</text:p>
          </table:table-cell>
          <table:table-cell office:value-type="string">
            <text:p>P?YTA EPOX 8RDA+ NFORCE2 SOCA AGP8 D?SIE/FIRE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51</text:p>
          </table:table-cell>
          <table:table-cell office:value-type="string">
            <text:p>P?YTA EPOX 8RDA3+ NFORCE2 SOCA FIWI/SI/SATA/D?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1</text:p>
          </table:table-cell>
          <table:table-cell office:value-type="string">
            <text:p>P?YTA EPOX 8RDA3I NFORCE2 SOCA AGP8 D?/SIE?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184</text:p>
          </table:table-cell>
          <table:table-cell office:value-type="string">
            <text:p>P?YTA EPOX 8RDAEI NFORCE2 SOCA AGP8 D?/SIE?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71</text:p>
          </table:table-cell>
          <table:table-cell office:value-type="string">
            <text:p>P?YTA EPOX 8RGA NFORCE2 SOCA AGP8 VGA/D?I?K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046</text:p>
          </table:table-cell>
          <table:table-cell office:value-type="string">
            <text:p>P?YTA EPOX 8RGA+ NFORCE2 SOCA AGP8 VGA/D?/SIE?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77</text:p>
          </table:table-cell>
          <table:table-cell office:value-type="string">
            <text:p>P?YTA EPOX 8RGMI NFORCE2 SOCA VGA/D?/SIE?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08</text:p>
          </table:table-cell>
          <table:table-cell office:value-type="string">
            <text:p>P?YTA GIGABYTE - WYJ?IE OPTYCZNE SPDIF</text:p>
          </table:table-cell>
          <table:table-cell office:value-type="float" office:value="14.99">
            <text:p>1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4</text:p>
          </table:table-cell>
          <table:table-cell office:value-type="string">
            <text:p>P?YTA GIGABYTE GA-7N400-L NFORCE2-ULTRA D?/SIE?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76</text:p>
          </table:table-cell>
          <table:table-cell office:value-type="string">
            <text:p>P?YTA GIGABYTE GA-7N400E NFORCE2-ULTRA SOCA D?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75</text:p>
          </table:table-cell>
          <table:table-cell office:value-type="string">
            <text:p>P?YTA GIGABYTE GA-7N400E-L NFORCE2-ULTRA D?/SIE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20</text:p>
          </table:table-cell>
          <table:table-cell office:value-type="string">
            <text:p>P?YTA GIGABYTE GA-7S748 SIS748 SOCA D?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1</text:p>
          </table:table-cell>
          <table:table-cell office:value-type="string">
            <text:p>P?YTA GIGABYTE GA-7S748-L SIS748 SOCA D?/SIE?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77</text:p>
          </table:table-cell>
          <table:table-cell office:value-type="string">
            <text:p>P?YTA GIGABYTE GA-7VA KT400A SOCA D?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8</text:p>
          </table:table-cell>
          <table:table-cell office:value-type="string">
            <text:p>P?YTA GIGABYTE GA-7VT600 KT600 SOCA D?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1</text:p>
          </table:table-cell>
          <table:table-cell office:value-type="string">
            <text:p>P?YTA GIGABYTE GA-7VT600-1394 KT600 SOCA D?/SIE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9</text:p>
          </table:table-cell>
          <table:table-cell office:value-type="string">
            <text:p>P?YTA GIGABYTE GA-7VT600-L KT600 SOCA D?/SIE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55</text:p>
          </table:table-cell>
          <table:table-cell office:value-type="string">
            <text:p>P?YTA GIGABYTE GA-8I848E I848E D?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56</text:p>
          </table:table-cell>
          <table:table-cell office:value-type="string">
            <text:p>P?YTA GIGABYTE GA-8I848E-L I848E D?/SIE?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89</text:p>
          </table:table-cell>
          <table:table-cell office:value-type="string">
            <text:p>P?YTA GIGABYTE GA-8I848PL I848P SATA/D?/SIE?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67</text:p>
          </table:table-cell>
          <table:table-cell office:value-type="string">
            <text:p>P?YTA GIGABYTE GA-8IE2004 I845E S478B D?I?K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3</text:p>
          </table:table-cell>
          <table:table-cell office:value-type="string">
            <text:p>P?YTA GIGABYTE GA-8IE2004P-L I845E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02</text:p>
          </table:table-cell>
          <table:table-cell office:value-type="string">
            <text:p>P?YTA GIGABYTE GA-8IG1000 I865G VGA/D?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49</text:p>
          </table:table-cell>
          <table:table-cell office:value-type="string">
            <text:p>P?YTA GIGABYTE GA-8IPE1000-G I865PE SATA/D?/SIE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19</text:p>
          </table:table-cell>
          <table:table-cell office:value-type="string">
            <text:p>P?YTA GIGABYTE GA-8IPE1000-PRO3 I865PE D?/SIE?</text:p>
          </table:table-cell>
          <table:table-cell office:value-type="float" office:value="423.05">
            <text:p>423,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23</text:p>
          </table:table-cell>
          <table:table-cell office:value-type="string">
            <text:p>P?YTA GIGABYTE GA-8KNXP I875P SAT/RAI/D?/SIE/FI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72</text:p>
          </table:table-cell>
          <table:table-cell office:value-type="string">
            <text:p>P?YTA GIGABYTE GA-8PE800-L 845PE S478B D?/SIE?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2</text:p>
          </table:table-cell>
          <table:table-cell office:value-type="string">
            <text:p>P?YTA GIGABYTE GA-8S648FX-L S478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74</text:p>
          </table:table-cell>
          <table:table-cell office:value-type="string">
            <text:p>P?YTA GIGABYTE GA-8S655FX-L S478B D?SI/SATA/FIR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07</text:p>
          </table:table-cell>
          <table:table-cell office:value-type="string">
            <text:p>P?YTA GIGABYTE GA-8S655FX-ULTRA S655 D?SI/RA/SA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18</text:p>
          </table:table-cell>
          <table:table-cell office:value-type="string">
            <text:p>P?YTA GIGABYTE GA-8S661FXM S478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06</text:p>
          </table:table-cell>
          <table:table-cell office:value-type="string">
            <text:p>P?YTA GIGABYTE GA-8VM533 P4M266A S478 D?/SIE?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91</text:p>
          </table:table-cell>
          <table:table-cell office:value-type="string">
            <text:p>P?YTA GIGABYTE GA-8VT800 VIAVT800 S478 D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3</text:p>
          </table:table-cell>
          <table:table-cell office:value-type="string">
            <text:p>P?YTA GIGABYTE GA-8VT800-L VIAVT800 S478 D?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4</text:p>
          </table:table-cell>
          <table:table-cell office:value-type="string">
            <text:p>P?YTA GIGABYTE GA-8VT880 VT880 S478 SAT/D?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90</text:p>
          </table:table-cell>
          <table:table-cell office:value-type="string">
            <text:p>P?YTA GIGABYTE GA-8VT880-L VT880 S478 SAT/D?/SI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756</text:p>
          </table:table-cell>
          <table:table-cell office:value-type="string">
            <text:p>P?YTA KARTA TESTUJ?CA EP-P80P DO P?YT G?, PCI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32</text:p>
          </table:table-cell>
          <table:table-cell office:value-type="string">
            <text:p>P?YTA MATSONIC MS8147C+ KT400A SOCA D?I?K/SIE?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10</text:p>
          </table:table-cell>
          <table:table-cell office:value-type="string">
            <text:p>P?YTA MATSONIC MS9127C P4X400 S478B DDR D?/SIE?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37</text:p>
          </table:table-cell>
          <table:table-cell office:value-type="string">
            <text:p>P?YTA MERCURY KOBKM266FDSMX SOCA VGA32/D?SIE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47</text:p>
          </table:table-cell>
          <table:table-cell office:value-type="string">
            <text:p>P?YTA MERCURY KOBKNU400X-L SOCA NFORCE2 D?SIE?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2</text:p>
          </table:table-cell>
          <table:table-cell office:value-type="string">
            <text:p>P?YTA MERCURY KOBKVM400M-L KM400 SOCA D?VGA/SIE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8</text:p>
          </table:table-cell>
          <table:table-cell office:value-type="string">
            <text:p>P?YTA MERCURY KOBKVT600XL KT600 SOCA D?SIE/SATA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60</text:p>
          </table:table-cell>
          <table:table-cell office:value-type="string">
            <text:p>P?YTA MERCURY KOBP4X400NDSX S478B SIE?/D?I?K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17</text:p>
          </table:table-cell>
          <table:table-cell office:value-type="string">
            <text:p>P?YTA MERCURY KOBPI845EX-L S478B D?I?K/SIE?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11</text:p>
          </table:table-cell>
          <table:table-cell office:value-type="string">
            <text:p>P?YTA MERCURY KOBPI865PEM-L I865PE D?/SIE?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4</text:p>
          </table:table-cell>
          <table:table-cell office:value-type="string">
            <text:p>P?YTA MERCURY KOBPS661FXM-L S478 SIS661 D?SIE?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60</text:p>
          </table:table-cell>
          <table:table-cell office:value-type="string">
            <text:p>P?YTA MERCURY KOBPVM266AM-L S478B VGA/D?/SIE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64</text:p>
          </table:table-cell>
          <table:table-cell office:value-type="string">
            <text:p>P?YTA MERCURY KOBPVT800X-L PT800 S478 D?SIE?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20</text:p>
          </table:table-cell>
          <table:table-cell office:value-type="string">
            <text:p>P?YTA VIA EPIA M10000 CLE266 CPU/VGA/D?/SIE?/FI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09</text:p>
          </table:table-cell>
          <table:table-cell office:value-type="string">
            <text:p>SIE? ADAPTER MICRONET RJ45/RJ45 SP1121</text:p>
          </table:table-cell>
          <table:table-cell office:value-type="float" office:value="7.9">
            <text:p>7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21</text:p>
          </table:table-cell>
          <table:table-cell office:value-type="string">
            <text:p>SIE? ADAPTER MICRONET USB/RJ45 10/100 SP128AR</text:p>
          </table:table-cell>
          <table:table-cell office:value-type="float" office:value="69.5">
            <text:p>69,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405</text:p>
          </table:table-cell>
          <table:table-cell office:value-type="string">
            <text:p>SIE? ADAPTER MICRONET USB2,0/RJ45 10/100 SP128B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17</text:p>
          </table:table-cell>
          <table:table-cell office:value-type="string">
            <text:p>SIE? ADAPTER RJ45/RJ45</text:p>
          </table:table-cell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5</text:p>
          </table:table-cell>
          <table:table-cell office:value-type="string">
            <text:p>SIE? BEZPRZ, ANTENA E3 KIER,12DBI SIATKA</text:p>
          </table:table-cell>
          <table:table-cell office:value-type="float" office:value="139.9">
            <text:p>139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36</text:p>
          </table:table-cell>
          <table:table-cell office:value-type="string">
            <text:p>SIE? BEZPRZ, ANTENA E3 KIER,15DBI KABEL 2M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35</text:p>
          </table:table-cell>
          <table:table-cell office:value-type="string">
            <text:p>SIE? BEZPRZ, ANTENA E3 KIER,15DBI TUBA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8</text:p>
          </table:table-cell>
          <table:table-cell office:value-type="string">
            <text:p>SIE? BEZPRZ, ANTENA E3 KIER,27DBI PARABOLA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2</text:p>
          </table:table-cell>
          <table:table-cell office:value-type="string">
            <text:p>SIE? BEZPRZ, ANTENA KIER, ATK- 8 11DBI</text:p>
          </table:table-cell>
          <table:table-cell office:value-type="float" office:value="78.9">
            <text:p>7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9</text:p>
          </table:table-cell>
          <table:table-cell office:value-type="string">
            <text:p>SIE? BEZPRZ, ANTENA KIER, ATK- 8 11DBI+3M KABEL</text:p>
          </table:table-cell>
          <table:table-cell office:value-type="float" office:value="81.9">
            <text:p>81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0</text:p>
          </table:table-cell>
          <table:table-cell office:value-type="string">
            <text:p>SIE? BEZPRZ, ANTENA KIER, ATK- 8 11DBI+5M KABEL</text:p>
          </table:table-cell>
          <table:table-cell office:value-type="float" office:value="85.9">
            <text:p>85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461</text:p>
          </table:table-cell>
          <table:table-cell office:value-type="string">
            <text:p>SIE? BEZPRZ, ANTENA KIER, ATK-16 13DBI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3</text:p>
          </table:table-cell>
          <table:table-cell office:value-type="string">
            <text:p>SIE? BEZPRZ, ANTENA KIER, ATK-16 13DBI+5M KABEL</text:p>
          </table:table-cell>
          <table:table-cell office:value-type="float" office:value="96.9">
            <text:p>96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64</text:p>
          </table:table-cell>
          <table:table-cell office:value-type="string">
            <text:p>SIE? BEZPRZ, ANTENA KIER, ATK-16 13DBI+7M KABEL</text:p>
          </table:table-cell>
          <table:table-cell office:value-type="float" office:value="99.9">
            <text:p>99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61</text:p>
          </table:table-cell>
          <table:table-cell office:value-type="string">
            <text:p>SIE? BEZPRZ, ANTENA KIER,12DBI YAGI-TUBA</text:p>
          </table:table-cell>
          <table:table-cell office:value-type="float" office:value="74.9">
            <text:p>7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62</text:p>
          </table:table-cell>
          <table:table-cell office:value-type="string">
            <text:p>SIE? BEZPRZ, ANTENA KIER,16DBI YAGI-TUBA</text:p>
          </table:table-cell>
          <table:table-cell office:value-type="float" office:value="99.5">
            <text:p>99,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5</text:p>
          </table:table-cell>
          <table:table-cell office:value-type="string">
            <text:p>SIE? BEZPRZ, ANTENA KIER,MAXI CZASZA 23,5</text:p>
          </table:table-cell>
          <table:table-cell office:value-type="float" office:value="225.6">
            <text:p>225,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3</text:p>
          </table:table-cell>
          <table:table-cell office:value-type="string">
            <text:p>SIE? BEZPRZ, ANTENA KIER,MINI CZASZA 19DBI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78</text:p>
          </table:table-cell>
          <table:table-cell office:value-type="string">
            <text:p>SIE? BEZPRZ, ANTENA SEKTOR,MICRO <text:s text:c="4"/>14DBI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84</text:p>
          </table:table-cell>
          <table:table-cell office:value-type="string">
            <text:p>SIE? BEZPRZ, ANTENA SEKTOR,MIDI <text:s text:c="5"/>22DBI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399</text:p>
          </table:table-cell>
          <table:table-cell office:value-type="string">
            <text:p>SIE? BEZPRZ, CNET 54M PCI <text:s text:c="8"/>CWP-854</text:p>
          </table:table-cell>
          <table:table-cell office:value-type="float" office:value="167.9">
            <text:p>167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69</text:p>
          </table:table-cell>
          <table:table-cell office:value-type="string">
            <text:p>SIE? BEZPRZ, GNIAZDO ZACISK, N-M?SKA <text:s/>NA H-1000</text:p>
          </table:table-cell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8</text:p>
          </table:table-cell>
          <table:table-cell office:value-type="string">
            <text:p>SIE? BEZPRZ, GNIAZDO ZACISK, N-?E?SKA NA H-1000</text:p>
          </table:table-cell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2</text:p>
          </table:table-cell>
          <table:table-cell office:value-type="string">
            <text:p>SIE? BEZPRZ, KABEL ANTENOWY H-1000 <text:s/>5M</text:p>
          </table:table-cell>
          <table:table-cell office:value-type="float" office:value="59.9">
            <text:p>5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3</text:p>
          </table:table-cell>
          <table:table-cell office:value-type="string">
            <text:p>SIE? BEZPRZ, KABEL ANTENOWY H-1000 10M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25</text:p>
          </table:table-cell>
          <table:table-cell office:value-type="string">
            <text:p>SIE? BEZPRZ, KABEL ANTENOWY H-1000 15M</text:p>
          </table:table-cell>
          <table:table-cell office:value-type="float" office:value="119.9">
            <text:p>11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32</text:p>
          </table:table-cell>
          <table:table-cell office:value-type="string">
            <text:p>SIE? BEZPRZ, KON,ANTENOWY <text:s/>R-SMA/N(M) 30CM</text:p>
          </table:table-cell>
          <table:table-cell office:value-type="float" office:value="29.9">
            <text:p>2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16</text:p>
          </table:table-cell>
          <table:table-cell office:value-type="string">
            <text:p>SIE? BEZPRZ, KON,ANTENOWY <text:s/>R-SMA/N(?)</text:p>
          </table:table-cell>
          <table:table-cell office:value-type="float" office:value="24.9">
            <text:p>2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9</text:p>
          </table:table-cell>
          <table:table-cell office:value-type="string">
            <text:p>SIE? BEZPRZ, KON,ANTENOWY <text:s/>R-SMA/N(?) 30CM</text:p>
          </table:table-cell>
          <table:table-cell office:value-type="float" office:value="39.9">
            <text:p>3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838</text:p>
          </table:table-cell>
          <table:table-cell office:value-type="string">
            <text:p>SIE? BEZPRZ, MERCURY AP ROUTER <text:s text:c="5"/>WL-47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84</text:p>
          </table:table-cell>
          <table:table-cell office:value-type="string">
            <text:p>SIE? BEZPRZ, MICRONET AC,POINT 54M SP918GL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764</text:p>
          </table:table-cell>
          <table:table-cell office:value-type="string">
            <text:p>SIE? BEZPRZ, PRZEJ?I?WKA TYPU N/N M?SKA</text:p>
          </table:table-cell>
          <table:table-cell office:value-type="float" office:value="8.9">
            <text:p>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5</text:p>
          </table:table-cell>
          <table:table-cell office:value-type="string">
            <text:p>SIE? BEZPRZ, PRZEJ?I?WKA TYPU N/N ?E?SKA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69</text:p>
          </table:table-cell>
          <table:table-cell office:value-type="string">
            <text:p>SIE? BEZPRZ, REQUEST KARTA PCI 54MB/S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43</text:p>
          </table:table-cell>
          <table:table-cell office:value-type="string">
            <text:p>SIE? BEZPRZ, SPLITER ANTENOWY 2,4GHZ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43</text:p>
          </table:table-cell>
          <table:table-cell office:value-type="string">
            <text:p>SIE? BNC TR?JNIK</text:p>
          </table:table-cell>
          <table:table-cell office:value-type="float" office:value="1.16">
            <text:p>1,16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914</text:p>
          </table:table-cell>
          <table:table-cell office:value-type="string">
            <text:p>SIE? ELEMENTY MOCUJ?CE DO SZAFY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15</text:p>
          </table:table-cell>
          <table:table-cell office:value-type="string">
            <text:p>SIE? GNIAZDKO MICRONET NATYNKOWE 1XRJ45 SP1162-1</text:p>
          </table:table-cell>
          <table:table-cell office:value-type="float" office:value="15.99">
            <text:p>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96</text:p>
          </table:table-cell>
          <table:table-cell office:value-type="string">
            <text:p>SIE? GNIAZDKO MICRONET NATYNKOWE 2XRJ45 SP1162-2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335</text:p>
          </table:table-cell>
          <table:table-cell office:value-type="string">
            <text:p>SIE? GNIAZDKO NATYNKOWE 1XRJ45 KAT,5 KREMOWE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667</text:p>
          </table:table-cell>
          <table:table-cell office:value-type="string">
            <text:p>SIE? KABEL BELDEN FTP24AWG DRUT <text:s/>KT-5 305M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628</text:p>
          </table:table-cell>
          <table:table-cell office:value-type="string">
            <text:p>SIE? KABEL BELDEN UTP24AWG DRUT <text:s/>KT-5 305M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32</text:p>
          </table:table-cell>
          <table:table-cell office:value-type="string">
            <text:p>SIE? KABEL DIGITUS FTP24AWG LINKA KT-5E 100M</text:p>
          </table:table-cell>
          <table:table-cell office:value-type="float" office:value="99.9">
            <text:p>9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285</text:p>
          </table:table-cell>
          <table:table-cell office:value-type="string">
            <text:p>SIE? KABEL DIGITUS UTP24AWG LINKA KT-5E 100M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587</text:p>
          </table:table-cell>
          <table:table-cell office:value-type="string">
            <text:p>SIE? KABEL MICRONET UTP <text:s/>1M 2XRJ45 SP1102E-1</text:p>
          </table:table-cell>
          <table:table-cell office:value-type="float" office:value="4.59">
            <text:p>4,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306</text:p>
          </table:table-cell>
          <table:table-cell office:value-type="string">
            <text:p>SIE? KABEL MICRONET UTP 10M 2XRJ45 SP1102E-10</text:p>
          </table:table-cell>
          <table:table-cell office:value-type="float" office:value="11.99">
            <text:p>11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290</text:p>
          </table:table-cell>
          <table:table-cell office:value-type="string">
            <text:p>SIE? KABEL MICRONET UTP DRUT 305M 5E SP1101E-30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941</text:p>
          </table:table-cell>
          <table:table-cell office:value-type="string">
            <text:p>SIE? KABEL PATCH CORD UTP KAT 5 2,0M GREY</text:p>
          </table:table-cell>
          <table:table-cell office:value-type="float" office:value="2.89">
            <text:p>2,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908</text:p>
          </table:table-cell>
          <table:table-cell office:value-type="string">
            <text:p>SIE? KABEL PATCH CORD UTP KAT 5 3,0M GREY</text:p>
          </table:table-cell>
          <table:table-cell office:value-type="float" office:value="3.49">
            <text:p>3,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676</text:p>
          </table:table-cell>
          <table:table-cell office:value-type="string">
            <text:p>SIE? KABEL REQUEST PATCH CORD UTP DRUT 5E <text:s text:c="2"/>0,5M</text:p>
          </table:table-cell>
          <table:table-cell office:value-type="float" office:value="1.49">
            <text:p>1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7</text:p>
          </table:table-cell>
          <table:table-cell office:value-type="string">
            <text:p>SIE? KABEL REQUEST PATCH CORD UTP DRUT 5E <text:s text:c="2"/>1,0M</text:p>
          </table:table-cell>
          <table:table-cell office:value-type="float" office:value="1.85">
            <text:p>1,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8</text:p>
          </table:table-cell>
          <table:table-cell office:value-type="string">
            <text:p>SIE? KABEL REQUEST PATCH CORD UTP DRUT 5E <text:s text:c="2"/>2,0M</text:p>
          </table:table-cell>
          <table:table-cell office:value-type="float" office:value="2.39">
            <text:p>2,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9</text:p>
          </table:table-cell>
          <table:table-cell office:value-type="string">
            <text:p>SIE? KABEL REQUEST PATCH CORD UTP DRUT 5E <text:s text:c="2"/>3,0M</text:p>
          </table:table-cell>
          <table:table-cell office:value-type="float" office:value="2.89">
            <text:p>2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80</text:p>
          </table:table-cell>
          <table:table-cell office:value-type="string">
            <text:p>SIE? KABEL REQUEST PATCH CORD UTP DRUT 5E <text:s text:c="2"/>5,0M</text:p>
          </table:table-cell>
          <table:table-cell office:value-type="float" office:value="4.39">
            <text:p>4,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944</text:p>
          </table:table-cell>
          <table:table-cell office:value-type="string">
            <text:p>SIE? KABEL REQUEST UTP DRUT KAT,5E 305M</text:p>
          </table:table-cell>
          <table:table-cell office:value-type="float" office:value="136.9">
            <text:p>136,9</text:p>
          </table:table-cell>
        </table:table-row>
        <table:table-row table:style-name="ro1" table:number-rows-repeated="37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 table:number-rows-repeated="312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78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>zł</number:currency-symbol>
      <style:map style:condition="value()&gt;=0" style:apply-style-name="N8108P0"/>
    </number:currency-style>
    <number:currency-style style:name="N8110P0" style:volatile="true" number:language="pl" number:country="PL">
      <number:currency-symbol number:language="es" number:country="AR">$</number:currency-symbol>
      <number:number number:decimal-places="2" number:min-integer-digits="1" number:grouping="true"/>
    </number:currency-style>
    <number:currency-style style:name="N8110" number:language="pl" number:country="PL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8110P0"/>
    </number:currency-style>
    <style:style style:name="Default" style:family="table-cell">
      <style:text-properties style:font-name-asian="Tahoma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.12.2017</text:date>, <text:time>18:31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1.112375514</meta:creation-date>
    <dc:date>2017-12-19T18:31:55.11</dc:date>
    <meta:editing-duration>PT1H18M1S</meta:editing-duration>
    <meta:editing-cycles>17</meta:editing-cycles>
    <meta:generator>OpenOffice/4.1.4$Win32 OpenOffice.org_project/414m4$Build-9787</meta:generator>
    <dc:creator>Kacper Szklennik</dc:creator>
    <meta:document-statistic meta:table-count="3" meta:cell-count="2090" meta:object-count="0"/>
  </office:meta>
</office:document-meta>
</file>